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Droid Sans Fallback" svg:font-family="Droid Sans Fallback" style:font-family-generic="system" style:font-pitch="variable"/>
    <style:font-face style:name="Lohit Hindi" svg:font-family="Lohit Hindi" style:font-family-generic="system"/>
    <style:font-face style:name="Wingdings" style:font-charset="x-symbol" svg:font-family="Wingdings" style:font-family-generic="system" style:font-pitch="variable" svg:panose-1="5 0 0 0 0 0 0 0 0 0"/>
  </office:font-face-decls>
  <office:automatic-styles>
    <text:list-style style:name="LFO1">
      <text:list-level-style-number text:level="1" style:num-format="1">
        <style:list-level-properties text:space-before="0in" text:min-label-width="0.25in"/>
      </text:list-level-style-number>
      <text:list-level-style-number text:level="2" style:num-format="1" text:display-levels="2">
        <style:list-level-properties text:space-before="0.5in" text:min-label-width="0.25in"/>
      </text:list-level-style-number>
      <text:list-level-style-number text:level="3" text:style-name="WW_CharLFO1LVL3" style:num-format="1" text:display-levels="3">
        <style:list-level-properties text:space-before="1in" text:min-label-width="0.5in"/>
      </text:list-level-style-number>
      <text:list-level-style-number text:level="4" style:num-format="1" text:display-levels="4">
        <style:list-level-properties text:space-before="1.5in" text:min-label-width="0.5in"/>
      </text:list-level-style-number>
      <text:list-level-style-number text:level="5" style:num-format="1" text:display-levels="5">
        <style:list-level-properties text:space-before="2in" text:min-label-width="0.75in"/>
      </text:list-level-style-number>
      <text:list-level-style-number text:level="6" style:num-format="1" text:display-levels="6">
        <style:list-level-properties text:space-before="2.5in" text:min-label-width="0.75in"/>
      </text:list-level-style-number>
      <text:list-level-style-number text:level="7" style:num-format="1" text:display-levels="7">
        <style:list-level-properties text:space-before="3in" text:min-label-width="1in"/>
      </text:list-level-style-number>
      <text:list-level-style-number text:level="8" style:num-format="1" text:display-levels="8">
        <style:list-level-properties text:space-before="3.5in" text:min-label-width="1in"/>
      </text:list-level-style-number>
      <text:list-level-style-number text:level="9" style:num-format="1" text:display-levels="9">
        <style:list-level-properties text:space-before="4in" text:min-label-width="1.25in"/>
      </text:list-level-style-number>
    </text:list-style>
    <text:list-style style:name="LFO2">
      <text:list-level-style-bullet text:level="1" text:style-name="WW_CharLFO2LVL1" text:bullet-char="">
        <style:list-level-properties text:space-before="0.25in" text:min-label-width="0.25in"/>
        <style:text-properties style:font-name="Wingdings"/>
      </text:list-level-style-bullet>
      <text:list-level-style-bullet text:level="2" text:style-name="WW_CharLFO2LVL2" text:bullet-char="">
        <style:list-level-properties text:space-before="0.75in" text:min-label-width="0.25in"/>
        <style:text-properties style:font-name="Wingdings"/>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fo:text-align="justify" fo:line-height="100%"/>
      <style:text-properties style:font-name="Times New Roman" style:font-name-complex="Times New Roman" fo:font-weight="bold" style:font-weight-asian="bold"/>
    </style:style>
    <style:style style:name="P2" style:parent-style-name="Normal" style:family="paragraph">
      <style:paragraph-properties fo:text-align="justify" fo:line-height="100%"/>
      <style:text-properties style:font-name="Times New Roman" style:font-name-complex="Times New Roman" fo:font-weight="bold" style:font-weight-asian="bold" fo:color="#000000" fo:font-size="14pt" style:font-size-asian="14pt" style:font-size-complex="14pt"/>
    </style:style>
    <style:style style:name="P3" style:parent-style-name="CabeçalhodoSumário" style:family="paragraph">
      <style:paragraph-properties fo:text-align="justify" fo:line-height="100%"/>
    </style:style>
    <style:style style:name="T4" style:parent-style-name="Fonteparág.padrão" style:family="text">
      <style:text-properties style:font-name-complex="Times New Roman"/>
    </style:style>
    <style:style style:name="P5" style:parent-style-name="Sumário1" style:family="paragraph">
      <style:paragraph-properties fo:text-align="justify">
        <style:tab-stops>
          <style:tab-stop style:type="right" style:leader-style="dotted" style:leader-text="." style:position="5.8986in"/>
        </style:tab-stops>
      </style:paragraph-properties>
    </style:style>
    <style:style style:name="T6" style:parent-style-name="Hyperlink" style:family="text">
      <style:text-properties style:font-name-complex="Times New Roman"/>
    </style:style>
    <style:style style:name="P7" style:parent-style-name="Sumário2" style:family="paragraph">
      <style:paragraph-properties fo:text-align="justify">
        <style:tab-stops>
          <style:tab-stop style:type="right" style:leader-style="dotted" style:leader-text="." style:position="5.7458in"/>
        </style:tab-stops>
      </style:paragraph-properties>
    </style:style>
    <style:style style:name="T8" style:parent-style-name="Hyperlink" style:family="text">
      <style:text-properties style:font-name-complex="Times New Roman"/>
    </style:style>
    <style:style style:name="P9" style:parent-style-name="Sumário2" style:family="paragraph">
      <style:paragraph-properties fo:text-align="justify">
        <style:tab-stops>
          <style:tab-stop style:type="right" style:leader-style="dotted" style:leader-text="." style:position="5.7458in"/>
        </style:tab-stops>
      </style:paragraph-properties>
    </style:style>
    <style:style style:name="T10" style:parent-style-name="Hyperlink" style:family="text">
      <style:text-properties style:font-name-complex="Times New Roman"/>
    </style:style>
    <style:style style:name="P11" style:parent-style-name="Sumário2" style:family="paragraph">
      <style:paragraph-properties fo:text-align="justify">
        <style:tab-stops>
          <style:tab-stop style:type="right" style:leader-style="dotted" style:leader-text="." style:position="5.7458in"/>
        </style:tab-stops>
      </style:paragraph-properties>
    </style:style>
    <style:style style:name="T12" style:parent-style-name="Hyperlink" style:family="text">
      <style:text-properties style:font-name-complex="Times New Roman"/>
    </style:style>
    <style:style style:name="P13" style:parent-style-name="Sumário2" style:family="paragraph">
      <style:paragraph-properties fo:text-align="justify">
        <style:tab-stops>
          <style:tab-stop style:type="right" style:leader-style="dotted" style:leader-text="." style:position="5.7458in"/>
        </style:tab-stops>
      </style:paragraph-properties>
    </style:style>
    <style:style style:name="T14" style:parent-style-name="Hyperlink" style:family="text">
      <style:text-properties style:font-name-complex="Times New Roman"/>
    </style:style>
    <style:style style:name="P15" style:parent-style-name="Sumário2" style:family="paragraph">
      <style:paragraph-properties fo:text-align="justify">
        <style:tab-stops>
          <style:tab-stop style:type="right" style:leader-style="dotted" style:leader-text="." style:position="5.7458in"/>
        </style:tab-stops>
      </style:paragraph-properties>
    </style:style>
    <style:style style:name="T16" style:parent-style-name="Hyperlink" style:family="text">
      <style:text-properties style:font-name-complex="Times New Roman"/>
    </style:style>
    <style:style style:name="P17" style:parent-style-name="Sumário2" style:family="paragraph">
      <style:paragraph-properties fo:text-align="justify">
        <style:tab-stops>
          <style:tab-stop style:type="right" style:leader-style="dotted" style:leader-text="." style:position="5.7458in"/>
        </style:tab-stops>
      </style:paragraph-properties>
    </style:style>
    <style:style style:name="T18" style:parent-style-name="Hyperlink" style:family="text">
      <style:text-properties style:font-name-complex="Times New Roman"/>
    </style:style>
    <style:style style:name="P19" style:parent-style-name="Sumário2" style:family="paragraph">
      <style:paragraph-properties fo:text-align="justify">
        <style:tab-stops>
          <style:tab-stop style:type="right" style:leader-style="dotted" style:leader-text="." style:position="5.7458in"/>
        </style:tab-stops>
      </style:paragraph-properties>
    </style:style>
    <style:style style:name="T20" style:parent-style-name="Hyperlink" style:family="text">
      <style:text-properties style:font-name-complex="Times New Roman"/>
    </style:style>
    <style:style style:name="P21" style:parent-style-name="Sumário2" style:family="paragraph">
      <style:paragraph-properties fo:text-align="justify">
        <style:tab-stops>
          <style:tab-stop style:type="right" style:leader-style="dotted" style:leader-text="." style:position="5.7458in"/>
        </style:tab-stops>
      </style:paragraph-properties>
    </style:style>
    <style:style style:name="T22" style:parent-style-name="Hyperlink" style:family="text">
      <style:text-properties style:font-name-complex="Times New Roman"/>
    </style:style>
    <style:style style:name="P23" style:parent-style-name="Sumário2" style:family="paragraph">
      <style:paragraph-properties fo:text-align="justify">
        <style:tab-stops>
          <style:tab-stop style:type="right" style:leader-style="dotted" style:leader-text="." style:position="5.7458in"/>
        </style:tab-stops>
      </style:paragraph-properties>
    </style:style>
    <style:style style:name="T24" style:parent-style-name="Hyperlink" style:family="text">
      <style:text-properties style:font-name-complex="Times New Roman"/>
    </style:style>
    <style:style style:name="P25" style:parent-style-name="Sumário2" style:family="paragraph">
      <style:paragraph-properties fo:text-align="justify">
        <style:tab-stops>
          <style:tab-stop style:type="right" style:leader-style="dotted" style:leader-text="." style:position="5.7458in"/>
        </style:tab-stops>
      </style:paragraph-properties>
    </style:style>
    <style:style style:name="T26" style:parent-style-name="Hyperlink" style:family="text">
      <style:text-properties style:font-name-complex="Times New Roman"/>
    </style:style>
    <style:style style:name="P27" style:parent-style-name="Sumário2" style:family="paragraph">
      <style:paragraph-properties fo:text-align="justify">
        <style:tab-stops>
          <style:tab-stop style:type="right" style:leader-style="dotted" style:leader-text="." style:position="5.7458in"/>
        </style:tab-stops>
      </style:paragraph-properties>
    </style:style>
    <style:style style:name="T28" style:parent-style-name="Hyperlink" style:family="text">
      <style:text-properties style:font-name-complex="Times New Roman"/>
    </style:style>
    <style:style style:name="P29" style:parent-style-name="Sumário2" style:family="paragraph">
      <style:paragraph-properties fo:text-align="justify">
        <style:tab-stops>
          <style:tab-stop style:type="right" style:leader-style="dotted" style:leader-text="." style:position="5.7458in"/>
        </style:tab-stops>
      </style:paragraph-properties>
    </style:style>
    <style:style style:name="T30" style:parent-style-name="Hyperlink" style:family="text">
      <style:text-properties style:font-name-complex="Times New Roman"/>
    </style:style>
    <style:style style:name="P31" style:parent-style-name="Sumário2" style:family="paragraph">
      <style:paragraph-properties fo:text-align="justify">
        <style:tab-stops>
          <style:tab-stop style:type="right" style:leader-style="dotted" style:leader-text="." style:position="5.7458in"/>
        </style:tab-stops>
      </style:paragraph-properties>
    </style:style>
    <style:style style:name="T32" style:parent-style-name="Hyperlink" style:family="text">
      <style:text-properties style:font-name-complex="Times New Roman"/>
    </style:style>
    <style:style style:name="P33" style:parent-style-name="Sumário2" style:family="paragraph">
      <style:paragraph-properties fo:text-align="justify">
        <style:tab-stops>
          <style:tab-stop style:type="right" style:leader-style="dotted" style:leader-text="." style:position="5.7458in"/>
        </style:tab-stops>
      </style:paragraph-properties>
    </style:style>
    <style:style style:name="T34" style:parent-style-name="Hyperlink" style:family="text">
      <style:text-properties style:font-name-complex="Times New Roman"/>
    </style:style>
    <style:style style:name="P35" style:parent-style-name="Sumário2" style:family="paragraph">
      <style:paragraph-properties fo:text-align="justify">
        <style:tab-stops>
          <style:tab-stop style:type="right" style:leader-style="dotted" style:leader-text="." style:position="5.7458in"/>
        </style:tab-stops>
      </style:paragraph-properties>
    </style:style>
    <style:style style:name="T36" style:parent-style-name="Hyperlink" style:family="text">
      <style:text-properties style:font-name-complex="Times New Roman"/>
    </style:style>
    <style:style style:name="P37" style:parent-style-name="Sumário1" style:family="paragraph">
      <style:paragraph-properties fo:text-align="justify">
        <style:tab-stops>
          <style:tab-stop style:type="right" style:leader-style="dotted" style:leader-text="." style:position="5.8986in"/>
        </style:tab-stops>
      </style:paragraph-properties>
    </style:style>
    <style:style style:name="T38" style:parent-style-name="Hyperlink" style:family="text">
      <style:text-properties style:font-name-complex="Times New Roman"/>
    </style:style>
    <style:style style:name="P39" style:parent-style-name="Sumário2" style:family="paragraph">
      <style:paragraph-properties fo:text-align="justify">
        <style:tab-stops>
          <style:tab-stop style:type="right" style:leader-style="dotted" style:leader-text="." style:position="5.7458in"/>
        </style:tab-stops>
      </style:paragraph-properties>
    </style:style>
    <style:style style:name="T40" style:parent-style-name="Hyperlink" style:family="text">
      <style:text-properties style:font-name-complex="Times New Roman"/>
    </style:style>
    <style:style style:name="P41" style:parent-style-name="Sumário2" style:family="paragraph">
      <style:paragraph-properties fo:text-align="justify">
        <style:tab-stops>
          <style:tab-stop style:type="right" style:leader-style="dotted" style:leader-text="." style:position="5.7458in"/>
        </style:tab-stops>
      </style:paragraph-properties>
    </style:style>
    <style:style style:name="T42" style:parent-style-name="Hyperlink" style:family="text">
      <style:text-properties style:font-name-complex="Times New Roman"/>
    </style:style>
    <style:style style:name="P43" style:parent-style-name="Sumário2" style:family="paragraph">
      <style:paragraph-properties fo:text-align="justify">
        <style:tab-stops>
          <style:tab-stop style:type="right" style:leader-style="dotted" style:leader-text="." style:position="5.7458in"/>
        </style:tab-stops>
      </style:paragraph-properties>
    </style:style>
    <style:style style:name="T44" style:parent-style-name="Hyperlink" style:family="text">
      <style:text-properties style:font-name-complex="Times New Roman"/>
    </style:style>
    <style:style style:name="P45" style:parent-style-name="Sumário2" style:family="paragraph">
      <style:paragraph-properties fo:text-align="justify">
        <style:tab-stops>
          <style:tab-stop style:type="right" style:leader-style="dotted" style:leader-text="." style:position="5.7458in"/>
        </style:tab-stops>
      </style:paragraph-properties>
    </style:style>
    <style:style style:name="T46" style:parent-style-name="Hyperlink" style:family="text">
      <style:text-properties style:font-name-complex="Times New Roman"/>
    </style:style>
    <style:style style:name="P47" style:parent-style-name="Sumário2" style:family="paragraph">
      <style:paragraph-properties fo:text-align="justify">
        <style:tab-stops>
          <style:tab-stop style:type="right" style:leader-style="dotted" style:leader-text="." style:position="5.7458in"/>
        </style:tab-stops>
      </style:paragraph-properties>
    </style:style>
    <style:style style:name="T48" style:parent-style-name="Hyperlink" style:family="text">
      <style:text-properties style:font-name-complex="Times New Roman"/>
    </style:style>
    <style:style style:name="P49" style:parent-style-name="Sumário1" style:family="paragraph">
      <style:paragraph-properties fo:text-align="justify">
        <style:tab-stops>
          <style:tab-stop style:type="right" style:leader-style="dotted" style:leader-text="." style:position="5.8986in"/>
        </style:tab-stops>
      </style:paragraph-properties>
    </style:style>
    <style:style style:name="T50" style:parent-style-name="Hyperlink" style:family="text">
      <style:text-properties style:font-name-complex="Times New Roman"/>
    </style:style>
    <style:style style:name="P51" style:parent-style-name="Sumário2" style:family="paragraph">
      <style:paragraph-properties fo:text-align="justify">
        <style:tab-stops>
          <style:tab-stop style:type="right" style:leader-style="dotted" style:leader-text="." style:position="5.7458in"/>
        </style:tab-stops>
      </style:paragraph-properties>
    </style:style>
    <style:style style:name="T52" style:parent-style-name="Hyperlink" style:family="text">
      <style:text-properties style:font-name-complex="Times New Roman"/>
    </style:style>
    <style:style style:name="P53" style:parent-style-name="Sumário2" style:family="paragraph">
      <style:paragraph-properties fo:text-align="justify">
        <style:tab-stops>
          <style:tab-stop style:type="right" style:leader-style="dotted" style:leader-text="." style:position="5.7458in"/>
        </style:tab-stops>
      </style:paragraph-properties>
    </style:style>
    <style:style style:name="T54" style:parent-style-name="Hyperlink" style:family="text">
      <style:text-properties style:font-name-complex="Times New Roman"/>
    </style:style>
    <style:style style:name="P55" style:parent-style-name="Sumário1" style:family="paragraph">
      <style:paragraph-properties fo:text-align="justify">
        <style:tab-stops>
          <style:tab-stop style:type="right" style:leader-style="dotted" style:leader-text="." style:position="5.8986in"/>
        </style:tab-stops>
      </style:paragraph-properties>
    </style:style>
    <style:style style:name="P56" style:parent-style-name="Sumário2" style:family="paragraph">
      <style:paragraph-properties fo:text-align="justify">
        <style:tab-stops>
          <style:tab-stop style:type="right" style:leader-style="dotted" style:leader-text="." style:position="5.7458in"/>
        </style:tab-stops>
      </style:paragraph-properties>
    </style:style>
    <style:style style:name="T57" style:parent-style-name="Hyperlink" style:family="text">
      <style:text-properties style:letter-kerning="true" style:language-asian="zh" style:country-asian="CN" style:language-complex="hi" style:country-complex="IN"/>
    </style:style>
    <style:style style:name="P58" style:parent-style-name="Sumário2" style:family="paragraph">
      <style:paragraph-properties fo:text-align="justify">
        <style:tab-stops>
          <style:tab-stop style:type="right" style:leader-style="dotted" style:leader-text="." style:position="5.7458in"/>
        </style:tab-stops>
      </style:paragraph-properties>
    </style:style>
    <style:style style:name="P59" style:parent-style-name="Normal" style:family="paragraph">
      <style:paragraph-properties fo:text-align="justify" fo:line-height="100%"/>
    </style:style>
    <style:style style:name="P60" style:parent-style-name="Normal" style:family="paragraph">
      <style:paragraph-properties fo:text-align="justify" fo:line-height="100%"/>
      <style:text-properties style:font-name="Times New Roman" style:font-name-complex="Times New Roman" fo:font-weight="bold" style:font-weight-asian="bold" fo:color="#000000"/>
    </style:style>
    <style:style style:name="P61" style:parent-style-name="Normal" style:family="paragraph">
      <style:paragraph-properties fo:text-align="justify" fo:line-height="100%"/>
      <style:text-properties style:font-name="Times New Roman" style:font-name-complex="Times New Roman" fo:color="#000000"/>
    </style:style>
    <style:style style:name="P62" style:parent-style-name="Título1" style:family="paragraph">
      <style:paragraph-properties fo:text-align="justify" fo:line-height="100%"/>
      <style:text-properties style:font-name-complex="Times New Roman"/>
    </style:style>
    <style:style style:name="P63" style:parent-style-name="Normal" style:family="paragraph">
      <style:paragraph-properties fo:text-align="justify" fo:line-height="100%"/>
      <style:text-properties style:font-name="Times New Roman" style:font-name-complex="Times New Roman" fo:font-weight="bold" style:font-weight-asian="bold" fo:color="#000000"/>
    </style:style>
    <style:style style:name="P64" style:parent-style-name="Normal" style:family="paragraph">
      <style:paragraph-properties fo:text-align="justify" fo:line-height="100%"/>
    </style:style>
    <style:style style:name="T65" style:parent-style-name="Título2Char" style:family="text">
      <style:text-properties style:font-name-complex="Times New Roman"/>
    </style:style>
    <style:style style:name="T66" style:parent-style-name="Título2Char" style:family="text">
      <style:text-properties style:font-name-complex="Times New Roman"/>
    </style:style>
    <style:style style:name="T67" style:parent-style-name="Título2Char" style:family="text">
      <style:text-properties style:font-name-complex="Times New Roman"/>
    </style:style>
    <style:style style:name="T68" style:parent-style-name="Título2Char" style:family="text">
      <style:text-properties style:font-name-complex="Times New Roman"/>
    </style:style>
    <style:style style:name="T69" style:parent-style-name="Fonteparág.padrão" style:family="text">
      <style:text-properties style:font-name="Times New Roman" style:font-name-complex="Times New Roman" fo:color="#000000"/>
    </style:style>
    <style:style style:name="T70" style:parent-style-name="Fonteparág.padrão" style:family="text">
      <style:text-properties style:font-name="Times New Roman" style:font-name-complex="Times New Roman" fo:color="#000000"/>
    </style:style>
    <style:style style:name="T71" style:parent-style-name="Fonteparág.padrão" style:family="text">
      <style:text-properties style:font-name="Times New Roman" style:font-name-complex="Times New Roman" fo:color="#000000"/>
    </style:style>
    <style:style style:name="T72" style:parent-style-name="Fonteparág.padrão" style:family="text">
      <style:text-properties style:font-name="Times New Roman" style:font-name-complex="Times New Roman" fo:color="#000000"/>
    </style:style>
    <style:style style:name="T73" style:parent-style-name="Hyperlink" style:family="text">
      <style:text-properties style:font-name="Times New Roman" style:font-name-complex="Times New Roman" fo:color="#000000" style:text-underline-type="none"/>
    </style:style>
    <style:style style:name="T74" style:parent-style-name="Fonteparág.padrão" style:family="text">
      <style:text-properties style:font-name="Times New Roman" style:font-name-complex="Times New Roman" fo:color="#000000"/>
    </style:style>
    <style:style style:name="T75" style:parent-style-name="Hyperlink" style:family="text">
      <style:text-properties style:font-name="Times New Roman" style:font-name-complex="Times New Roman" fo:color="#000000" style:text-underline-type="none"/>
    </style:style>
    <style:style style:name="T76" style:parent-style-name="Fonteparág.padrão" style:family="text">
      <style:text-properties style:font-name="Times New Roman" style:font-name-complex="Times New Roman" fo:color="#000000"/>
    </style:style>
    <style:style style:name="T77" style:parent-style-name="Hyperlink" style:family="text">
      <style:text-properties style:font-name="Times New Roman" style:font-name-complex="Times New Roman" fo:color="#000000" style:text-underline-type="none"/>
    </style:style>
    <style:style style:name="T78" style:parent-style-name="Fonteparág.padrão" style:family="text">
      <style:text-properties style:font-name="Times New Roman" style:font-name-complex="Times New Roman" fo:color="#000000"/>
    </style:style>
    <style:style style:name="P79" style:parent-style-name="Normal" style:family="paragraph">
      <style:paragraph-properties fo:text-align="justify" fo:line-height="100%"/>
    </style:style>
    <style:style style:name="T80" style:parent-style-name="Fonteparág.padrão" style:family="text">
      <style:text-properties style:font-name="Times New Roman" style:font-name-complex="Times New Roman" fo:color="#000000"/>
    </style:style>
    <style:style style:name="T81" style:parent-style-name="Hyperlink" style:family="text">
      <style:text-properties style:font-name="Times New Roman" style:font-name-complex="Times New Roman" fo:color="#000000" style:text-underline-type="none"/>
    </style:style>
    <style:style style:name="T82" style:parent-style-name="Fonteparág.padrão" style:family="text">
      <style:text-properties style:font-name="Times New Roman" style:font-name-complex="Times New Roman" fo:color="#000000"/>
    </style:style>
    <style:style style:name="T83" style:parent-style-name="Hyperlink" style:family="text">
      <style:text-properties style:font-name="Times New Roman" style:font-name-complex="Times New Roman" fo:color="#000000" style:text-underline-type="none"/>
    </style:style>
    <style:style style:name="T84" style:parent-style-name="Fonteparág.padrão" style:family="text">
      <style:text-properties style:font-name="Times New Roman" style:font-name-complex="Times New Roman" fo:color="#000000"/>
    </style:style>
    <style:style style:name="T85" style:parent-style-name="Hyperlink" style:family="text">
      <style:text-properties style:font-name="Times New Roman" style:font-name-complex="Times New Roman" fo:color="#000000" style:text-underline-type="none"/>
    </style:style>
    <style:style style:name="T86" style:parent-style-name="Fonteparág.padrão" style:family="text">
      <style:text-properties style:font-name="Times New Roman" style:font-name-complex="Times New Roman" fo:color="#000000"/>
    </style:style>
    <style:style style:name="T87" style:parent-style-name="Hyperlink" style:family="text">
      <style:text-properties style:font-name="Times New Roman" style:font-name-complex="Times New Roman" fo:color="#000000" style:text-underline-type="none"/>
    </style:style>
    <style:style style:name="T88" style:parent-style-name="Fonteparág.padrão" style:family="text">
      <style:text-properties style:font-name="Times New Roman" style:font-name-complex="Times New Roman" fo:color="#000000"/>
    </style:style>
    <style:style style:name="T89" style:parent-style-name="Hyperlink" style:family="text">
      <style:text-properties style:font-name="Times New Roman" style:font-name-complex="Times New Roman" fo:color="#000000" style:text-underline-type="none"/>
    </style:style>
    <style:style style:name="T90" style:parent-style-name="Fonteparág.padrão" style:family="text">
      <style:text-properties style:font-name="Times New Roman" style:font-name-complex="Times New Roman" fo:color="#000000"/>
    </style:style>
    <style:style style:name="T91" style:parent-style-name="Hyperlink" style:family="text">
      <style:text-properties style:font-name="Times New Roman" style:font-name-complex="Times New Roman" fo:color="#000000" style:text-underline-type="none"/>
    </style:style>
    <style:style style:name="T92" style:parent-style-name="Fonteparág.padrão" style:family="text">
      <style:text-properties style:font-name="Times New Roman" style:font-name-complex="Times New Roman" fo:color="#000000"/>
    </style:style>
    <style:style style:name="T93" style:parent-style-name="Fonteparág.padrão" style:family="text">
      <style:text-properties style:font-name="Times New Roman" style:font-name-complex="Times New Roman" fo:color="#000000"/>
    </style:style>
    <style:style style:name="T94" style:parent-style-name="Fonteparág.padrão" style:family="text">
      <style:text-properties style:font-name="Times New Roman" style:font-name-complex="Times New Roman" fo:color="#000000"/>
    </style:style>
    <style:style style:name="T95" style:parent-style-name="Hyperlink" style:family="text">
      <style:text-properties style:font-name="Times New Roman" style:font-name-complex="Times New Roman" fo:color="#000000" style:text-underline-type="none"/>
    </style:style>
    <style:style style:name="T96" style:parent-style-name="Fonteparág.padrão" style:family="text">
      <style:text-properties style:font-name="Times New Roman" style:font-name-complex="Times New Roman" fo:color="#000000"/>
    </style:style>
    <style:style style:name="P97" style:parent-style-name="Normal" style:family="paragraph">
      <style:paragraph-properties fo:text-align="justify" fo:line-height="100%"/>
    </style:style>
    <style:style style:name="T98" style:parent-style-name="Hyperlink" style:family="text">
      <style:text-properties style:font-name="Times New Roman" style:font-name-complex="Times New Roman" fo:color="#000000" style:text-underline-type="none"/>
    </style:style>
    <style:style style:name="T99" style:parent-style-name="Fonteparág.padrão" style:family="text">
      <style:text-properties style:font-name="Times New Roman" style:font-name-complex="Times New Roman" fo:color="#000000"/>
    </style:style>
    <style:style style:name="P100" style:parent-style-name="Normal" style:family="paragraph">
      <style:paragraph-properties fo:text-align="justify" fo:line-height="100%"/>
      <style:text-properties style:font-name="Times New Roman" style:font-name-complex="Times New Roman" fo:color="#000000"/>
    </style:style>
    <style:style style:name="P101" style:parent-style-name="Normal" style:family="paragraph">
      <style:paragraph-properties fo:text-align="justify" fo:line-height="100%"/>
    </style:style>
    <style:style style:name="T102" style:parent-style-name="Título2Char" style:family="text">
      <style:text-properties style:font-name-complex="Times New Roman"/>
    </style:style>
    <style:style style:name="T103" style:parent-style-name="Fonteparág.padrão" style:family="text">
      <style:text-properties style:font-name="Times New Roman" style:font-name-complex="Times New Roman" fo:color="#000000"/>
    </style:style>
    <style:style style:name="T104" style:parent-style-name="Hyperlink" style:family="text">
      <style:text-properties style:font-name="Times New Roman" style:font-name-complex="Times New Roman" fo:color="#000000" style:text-underline-type="none"/>
    </style:style>
    <style:style style:name="T105" style:parent-style-name="Fonteparág.padrão" style:family="text">
      <style:text-properties style:font-name="Times New Roman" style:font-name-complex="Times New Roman" fo:color="#000000"/>
    </style:style>
    <style:style style:name="T106" style:parent-style-name="Hyperlink" style:family="text">
      <style:text-properties style:font-name="Times New Roman" style:font-name-complex="Times New Roman" fo:color="#000000" style:text-underline-type="none"/>
    </style:style>
    <style:style style:name="T107" style:parent-style-name="Fonteparág.padrão" style:family="text">
      <style:text-properties style:font-name="Times New Roman" style:font-name-complex="Times New Roman" fo:color="#000000"/>
    </style:style>
    <style:style style:name="T108" style:parent-style-name="Fonteparág.padrão" style:family="text">
      <style:text-properties style:font-name="Times New Roman" style:font-name-complex="Times New Roman" fo:color="#000000"/>
    </style:style>
    <style:style style:name="T109" style:parent-style-name="Fonteparág.padrão" style:family="text">
      <style:text-properties style:font-name="Times New Roman" style:font-name-complex="Times New Roman" fo:color="#000000"/>
    </style:style>
    <style:style style:name="T110" style:parent-style-name="Hyperlink" style:family="text">
      <style:text-properties style:font-name="Times New Roman" style:font-name-complex="Times New Roman" fo:color="#000000" style:text-underline-type="none"/>
    </style:style>
    <style:style style:name="T111" style:parent-style-name="Fonteparág.padrão" style:family="text">
      <style:text-properties style:font-name="Times New Roman" style:font-name-complex="Times New Roman" fo:color="#000000"/>
    </style:style>
    <style:style style:name="T112" style:parent-style-name="Fonteparág.padrão" style:family="text">
      <style:text-properties style:font-name="Times New Roman" style:font-name-complex="Times New Roman" fo:color="#000000"/>
    </style:style>
    <style:style style:name="T113" style:parent-style-name="Hyperlink" style:family="text">
      <style:text-properties style:font-name="Times New Roman" style:font-name-complex="Times New Roman" fo:color="#000000" style:text-underline-type="none"/>
    </style:style>
    <style:style style:name="T114" style:parent-style-name="Fonteparág.padrão" style:family="text">
      <style:text-properties style:font-name="Times New Roman" style:font-name-complex="Times New Roman" fo:color="#000000"/>
    </style:style>
    <style:style style:name="T115" style:parent-style-name="Hyperlink" style:family="text">
      <style:text-properties style:font-name="Times New Roman" style:font-name-complex="Times New Roman" fo:color="#000000" style:text-underline-type="none"/>
    </style:style>
    <style:style style:name="T116" style:parent-style-name="Fonteparág.padrão" style:family="text">
      <style:text-properties style:font-name="Times New Roman" style:font-name-complex="Times New Roman" fo:color="#000000"/>
    </style:style>
    <style:style style:name="T117" style:parent-style-name="Hyperlink" style:family="text">
      <style:text-properties style:font-name="Times New Roman" style:font-name-complex="Times New Roman" fo:color="#000000" style:text-underline-type="none"/>
    </style:style>
    <style:style style:name="T118" style:parent-style-name="Fonteparág.padrão" style:family="text">
      <style:text-properties style:font-name="Times New Roman" style:font-name-complex="Times New Roman" fo:color="#000000"/>
    </style:style>
    <style:style style:name="T119" style:parent-style-name="Hyperlink" style:family="text">
      <style:text-properties style:font-name="Times New Roman" style:font-name-complex="Times New Roman" fo:color="#000000" style:text-underline-type="none"/>
    </style:style>
    <style:style style:name="T120" style:parent-style-name="Fonteparág.padrão" style:family="text">
      <style:text-properties style:font-name="Times New Roman" style:font-name-complex="Times New Roman" fo:color="#000000"/>
    </style:style>
    <style:style style:name="T121" style:parent-style-name="Hyperlink" style:family="text">
      <style:text-properties style:font-name="Times New Roman" style:font-name-complex="Times New Roman" fo:color="#000000" style:text-underline-type="none"/>
    </style:style>
    <style:style style:name="T122" style:parent-style-name="Fonteparág.padrão" style:family="text">
      <style:text-properties style:font-name="Times New Roman" style:font-name-complex="Times New Roman" fo:color="#000000"/>
    </style:style>
    <style:style style:name="T123" style:parent-style-name="Hyperlink" style:family="text">
      <style:text-properties style:font-name="Times New Roman" style:font-name-complex="Times New Roman" fo:color="#000000" style:text-underline-type="none"/>
    </style:style>
    <style:style style:name="T124" style:parent-style-name="Fonteparág.padrão" style:family="text">
      <style:text-properties style:font-name="Times New Roman" style:font-name-complex="Times New Roman" fo:color="#000000"/>
    </style:style>
    <style:style style:name="T125" style:parent-style-name="Hyperlink" style:family="text">
      <style:text-properties style:font-name="Times New Roman" style:font-name-complex="Times New Roman" fo:color="#000000" style:text-underline-type="none"/>
    </style:style>
    <style:style style:name="T126" style:parent-style-name="Fonteparág.padrão" style:family="text">
      <style:text-properties style:font-name="Times New Roman" style:font-name-complex="Times New Roman" fo:color="#000000"/>
    </style:style>
    <style:style style:name="P127" style:parent-style-name="Normal" style:family="paragraph">
      <style:paragraph-properties fo:text-align="justify" fo:line-height="100%"/>
    </style:style>
    <style:style style:name="T128" style:parent-style-name="Hyperlink" style:family="text">
      <style:text-properties style:font-name="Times New Roman" style:font-name-complex="Times New Roman" fo:color="#000000" style:text-underline-type="none"/>
    </style:style>
    <style:style style:name="P129" style:parent-style-name="Normal" style:family="paragraph">
      <style:paragraph-properties fo:text-align="justify" fo:line-height="100%"/>
      <style:text-properties style:font-name="Times New Roman" style:font-name-complex="Times New Roman" fo:color="#000000"/>
    </style:style>
    <style:style style:name="P130" style:parent-style-name="Normal" style:family="paragraph">
      <style:paragraph-properties fo:text-align="justify" fo:line-height="100%"/>
    </style:style>
    <style:style style:name="T131" style:parent-style-name="Título2Char" style:family="text">
      <style:text-properties style:font-name-complex="Times New Roman"/>
    </style:style>
    <style:style style:name="T132" style:parent-style-name="Título2Char" style:family="text">
      <style:text-properties style:font-name-complex="Times New Roman"/>
    </style:style>
    <style:style style:name="T133" style:parent-style-name="Fonteparág.padrão" style:family="text">
      <style:text-properties style:font-name="Times New Roman" style:font-name-complex="Times New Roman" fo:color="#000000"/>
    </style:style>
    <style:style style:name="T134" style:parent-style-name="Hyperlink" style:family="text">
      <style:text-properties style:font-name="Times New Roman" style:font-name-complex="Times New Roman" fo:color="#000000" style:text-underline-type="none"/>
    </style:style>
    <style:style style:name="T135" style:parent-style-name="Fonteparág.padrão" style:family="text">
      <style:text-properties style:font-name="Times New Roman" style:font-name-complex="Times New Roman" fo:color="#000000"/>
    </style:style>
    <style:style style:name="P136" style:parent-style-name="Normal" style:family="paragraph">
      <style:paragraph-properties fo:text-align="justify" fo:line-height="100%"/>
    </style:style>
    <style:style style:name="T137" style:parent-style-name="Hyperlink" style:family="text">
      <style:text-properties style:font-name="Times New Roman" style:font-name-complex="Times New Roman" fo:color="#000000" style:text-underline-type="none"/>
    </style:style>
    <style:style style:name="P138" style:parent-style-name="Normal" style:family="paragraph">
      <style:paragraph-properties fo:text-align="justify" fo:line-height="100%"/>
      <style:text-properties style:font-name="Times New Roman" style:font-name-complex="Times New Roman" fo:color="#000000"/>
    </style:style>
    <style:style style:name="P139" style:parent-style-name="Normal" style:family="paragraph">
      <style:paragraph-properties fo:text-align="justify" fo:line-height="100%"/>
    </style:style>
    <style:style style:name="T140" style:parent-style-name="Título2Char" style:family="text">
      <style:text-properties style:font-name-complex="Times New Roman"/>
    </style:style>
    <style:style style:name="T141" style:parent-style-name="Título2Char" style:family="text">
      <style:text-properties style:font-name-complex="Times New Roman"/>
    </style:style>
    <style:style style:name="T142" style:parent-style-name="Fonteparág.padrão" style:family="text">
      <style:text-properties style:font-name="Times New Roman" style:font-name-complex="Times New Roman" fo:color="#000000"/>
    </style:style>
    <style:style style:name="T143" style:parent-style-name="Hyperlink" style:family="text">
      <style:text-properties style:font-name="Times New Roman" style:font-name-complex="Times New Roman" fo:color="#000000" style:text-underline-type="none"/>
    </style:style>
    <style:style style:name="T144" style:parent-style-name="Fonteparág.padrão" style:family="text">
      <style:text-properties style:font-name="Times New Roman" style:font-name-complex="Times New Roman" fo:color="#000000"/>
    </style:style>
    <style:style style:name="T145" style:parent-style-name="Hyperlink" style:family="text">
      <style:text-properties style:font-name="Times New Roman" style:font-name-complex="Times New Roman" fo:color="#000000" style:text-underline-type="none"/>
    </style:style>
    <style:style style:name="T146" style:parent-style-name="Fonteparág.padrão" style:family="text">
      <style:text-properties style:font-name="Times New Roman" style:font-name-complex="Times New Roman" fo:color="#000000"/>
    </style:style>
    <style:style style:name="P147" style:parent-style-name="Normal" style:family="paragraph">
      <style:paragraph-properties fo:text-align="justify" fo:line-height="100%"/>
      <style:text-properties style:font-name="Times New Roman" style:font-name-complex="Times New Roman" fo:color="#000000"/>
    </style:style>
    <style:style style:name="P148" style:parent-style-name="Normal" style:family="paragraph">
      <style:paragraph-properties fo:text-align="justify" fo:line-height="100%"/>
    </style:style>
    <style:style style:name="T149" style:parent-style-name="Título2Char" style:family="text">
      <style:text-properties style:font-name-complex="Times New Roman"/>
    </style:style>
    <style:style style:name="T150" style:parent-style-name="Título2Char" style:family="text">
      <style:text-properties style:font-name-complex="Times New Roman"/>
    </style:style>
    <style:style style:name="T151" style:parent-style-name="Fonteparág.padrão" style:family="text">
      <style:text-properties style:font-name="Times New Roman" style:font-name-complex="Times New Roman" fo:color="#000000"/>
    </style:style>
    <style:style style:name="T152" style:parent-style-name="Fonteparág.padrão" style:family="text">
      <style:text-properties style:font-name="Times New Roman" style:font-name-complex="Times New Roman" fo:color="#000000"/>
    </style:style>
    <style:style style:name="P153" style:parent-style-name="Normal" style:family="paragraph">
      <style:paragraph-properties fo:text-align="justify" fo:line-height="100%"/>
    </style:style>
    <style:style style:name="T154" style:parent-style-name="Hyperlink" style:family="text">
      <style:text-properties style:font-name="Times New Roman" style:font-name-complex="Times New Roman" fo:color="#000000" style:text-underline-type="none"/>
    </style:style>
    <style:style style:name="P155" style:parent-style-name="Normal" style:family="paragraph">
      <style:paragraph-properties fo:text-align="justify" fo:line-height="100%"/>
      <style:text-properties style:font-name="Times New Roman" style:font-name-complex="Times New Roman" fo:color="#000000"/>
    </style:style>
    <style:style style:name="P156" style:parent-style-name="Normal" style:family="paragraph">
      <style:paragraph-properties fo:text-align="justify" fo:line-height="100%"/>
      <style:text-properties style:font-name="Times New Roman" style:font-name-complex="Times New Roman" fo:color="#000000"/>
    </style:style>
    <style:style style:name="P157" style:parent-style-name="Normal" style:family="paragraph">
      <style:paragraph-properties fo:text-align="justify" fo:line-height="100%"/>
    </style:style>
    <style:style style:name="T158" style:parent-style-name="Título2Char" style:family="text">
      <style:text-properties style:font-name-complex="Times New Roman"/>
    </style:style>
    <style:style style:name="T159" style:parent-style-name="Título2Char" style:family="text">
      <style:text-properties style:font-name-complex="Times New Roman"/>
    </style:style>
    <style:style style:name="T160" style:parent-style-name="Título2Char" style:family="text">
      <style:text-properties style:font-name-complex="Times New Roman"/>
    </style:style>
    <style:style style:name="T161" style:parent-style-name="Fonteparág.padrão" style:family="text">
      <style:text-properties style:font-name="Times New Roman" style:font-name-complex="Times New Roman" fo:color="#000000"/>
    </style:style>
    <style:style style:name="T162" style:parent-style-name="Fonteparág.padrão" style:family="text">
      <style:text-properties style:font-name="Times New Roman" style:font-name-complex="Times New Roman" fo:color="#000000"/>
    </style:style>
    <style:style style:name="P163" style:parent-style-name="Normal" style:family="paragraph">
      <style:paragraph-properties fo:text-align="justify" fo:line-height="100%"/>
    </style:style>
    <style:style style:name="T164" style:parent-style-name="Hyperlink" style:family="text">
      <style:text-properties style:font-name="Times New Roman" style:font-name-complex="Times New Roman" fo:color="#000000" style:text-underline-type="none"/>
    </style:style>
    <style:style style:name="P165" style:parent-style-name="Normal" style:family="paragraph">
      <style:paragraph-properties fo:text-align="justify" fo:line-height="100%"/>
      <style:text-properties style:font-name="Times New Roman" style:font-name-complex="Times New Roman" fo:color="#000000"/>
    </style:style>
    <style:style style:name="P166" style:parent-style-name="Normal" style:family="paragraph">
      <style:paragraph-properties fo:text-align="justify" fo:line-height="100%"/>
    </style:style>
    <style:style style:name="T167" style:parent-style-name="Título2Char" style:family="text">
      <style:text-properties style:font-name-complex="Times New Roman"/>
    </style:style>
    <style:style style:name="T168" style:parent-style-name="Título2Char" style:family="text">
      <style:text-properties style:font-name-complex="Times New Roman"/>
    </style:style>
    <style:style style:name="T169" style:parent-style-name="Fonteparág.padrão" style:family="text">
      <style:text-properties style:font-name="Times New Roman" style:font-name-complex="Times New Roman" fo:color="#000000"/>
    </style:style>
    <style:style style:name="P170" style:parent-style-name="Normal" style:family="paragraph">
      <style:paragraph-properties fo:text-align="justify" fo:line-height="100%"/>
      <style:text-properties style:font-name="Times New Roman" style:font-name-complex="Times New Roman" fo:color="#000000"/>
    </style:style>
    <style:style style:name="P171" style:parent-style-name="Normal" style:family="paragraph">
      <style:paragraph-properties fo:text-align="justify" fo:line-height="100%"/>
    </style:style>
    <style:style style:name="T172" style:parent-style-name="Título2Char" style:family="text">
      <style:text-properties style:font-name-complex="Times New Roman"/>
    </style:style>
    <style:style style:name="T173" style:parent-style-name="Título2Char" style:family="text">
      <style:text-properties style:font-name-complex="Times New Roman"/>
    </style:style>
    <style:style style:name="T174" style:parent-style-name="Título2Char" style:family="text">
      <style:text-properties style:font-name-complex="Times New Roman"/>
    </style:style>
    <style:style style:name="T175" style:parent-style-name="Fonteparág.padrão" style:family="text">
      <style:text-properties style:font-name="Times New Roman" style:font-name-complex="Times New Roman" fo:color="#000000"/>
    </style:style>
    <style:style style:name="T176" style:parent-style-name="Fonteparág.padrão" style:family="text">
      <style:text-properties style:font-name="Times New Roman" style:font-name-complex="Times New Roman" fo:color="#000000"/>
    </style:style>
    <style:style style:name="T177" style:parent-style-name="Hyperlink" style:family="text">
      <style:text-properties style:font-name="Times New Roman" style:font-name-complex="Times New Roman" fo:color="#000000" style:text-underline-type="none"/>
    </style:style>
    <style:style style:name="T178" style:parent-style-name="Fonteparág.padrão" style:family="text">
      <style:text-properties style:font-name="Times New Roman" style:font-name-complex="Times New Roman" fo:color="#000000"/>
    </style:style>
    <style:style style:name="P179" style:parent-style-name="Normal" style:family="paragraph">
      <style:paragraph-properties fo:text-align="justify" fo:line-height="100%"/>
    </style:style>
    <style:style style:name="T180" style:parent-style-name="Hyperlink" style:family="text">
      <style:text-properties style:font-name="Times New Roman" style:font-name-complex="Times New Roman" fo:color="#000000" style:text-underline-type="none"/>
    </style:style>
    <style:style style:name="P181" style:parent-style-name="Normal" style:family="paragraph">
      <style:paragraph-properties fo:text-align="justify" fo:line-height="100%"/>
      <style:text-properties style:font-name="Times New Roman" style:font-name-complex="Times New Roman" fo:color="#000000"/>
    </style:style>
    <style:style style:name="P182" style:parent-style-name="Normal" style:family="paragraph">
      <style:paragraph-properties fo:text-align="justify" fo:line-height="100%"/>
    </style:style>
    <style:style style:name="T183" style:parent-style-name="Título2Char" style:family="text">
      <style:text-properties style:font-name-complex="Times New Roman"/>
    </style:style>
    <style:style style:name="T184" style:parent-style-name="Título2Char" style:family="text">
      <style:text-properties style:font-name-complex="Times New Roman"/>
    </style:style>
    <style:style style:name="T185" style:parent-style-name="Título2Char" style:family="text">
      <style:text-properties style:font-name-complex="Times New Roman"/>
    </style:style>
    <style:style style:name="T186" style:parent-style-name="Fonteparág.padrão" style:family="text">
      <style:text-properties style:font-name="Times New Roman" style:font-name-complex="Times New Roman" fo:color="#000000"/>
    </style:style>
    <style:style style:name="T187" style:parent-style-name="Fonteparág.padrão" style:family="text">
      <style:text-properties style:font-name="Times New Roman" style:font-name-complex="Times New Roman" fo:color="#000000"/>
    </style:style>
    <style:style style:name="P188" style:parent-style-name="Normal" style:family="paragraph">
      <style:paragraph-properties fo:text-align="justify" fo:line-height="100%"/>
      <style:text-properties style:font-name="Times New Roman" style:font-name-complex="Times New Roman" fo:color="#000000"/>
    </style:style>
    <style:style style:name="P189" style:parent-style-name="Normal" style:family="paragraph">
      <style:paragraph-properties fo:text-align="justify" fo:line-height="100%"/>
    </style:style>
    <style:style style:name="T190" style:parent-style-name="Título2Char" style:family="text">
      <style:text-properties style:font-name-complex="Times New Roman"/>
    </style:style>
    <style:style style:name="T191" style:parent-style-name="Título2Char" style:family="text">
      <style:text-properties style:font-name-complex="Times New Roman"/>
    </style:style>
    <style:style style:name="T192" style:parent-style-name="Título2Char" style:family="text">
      <style:text-properties style:font-name-complex="Times New Roman"/>
    </style:style>
    <style:style style:name="T193" style:parent-style-name="Fonteparág.padrão" style:family="text">
      <style:text-properties style:font-name="Times New Roman" style:font-name-complex="Times New Roman" fo:color="#000000"/>
    </style:style>
    <style:style style:name="T194" style:parent-style-name="Hyperlink" style:family="text">
      <style:text-properties style:font-name="Times New Roman" style:font-name-complex="Times New Roman" fo:color="#000000" style:text-underline-type="none"/>
    </style:style>
    <style:style style:name="T195" style:parent-style-name="Fonteparág.padrão" style:family="text">
      <style:text-properties style:font-name="Times New Roman" style:font-name-complex="Times New Roman" fo:color="#000000"/>
    </style:style>
    <style:style style:name="T196" style:parent-style-name="Hyperlink" style:family="text">
      <style:text-properties style:font-name="Times New Roman" style:font-name-complex="Times New Roman" fo:color="#000000" style:text-underline-type="none"/>
    </style:style>
    <style:style style:name="T197" style:parent-style-name="Hyperlink" style:family="text">
      <style:text-properties style:font-name="Times New Roman" style:font-name-complex="Times New Roman" fo:color="#000000" style:text-underline-type="none"/>
    </style:style>
    <style:style style:name="T198" style:parent-style-name="Fonteparág.padrão" style:family="text">
      <style:text-properties style:font-name="Times New Roman" style:font-name-complex="Times New Roman" fo:color="#000000"/>
    </style:style>
    <style:style style:name="T199" style:parent-style-name="Hyperlink" style:family="text">
      <style:text-properties style:font-name="Times New Roman" style:font-name-complex="Times New Roman" fo:color="#000000" style:text-underline-type="none"/>
    </style:style>
    <style:style style:name="T200" style:parent-style-name="Fonteparág.padrão" style:family="text">
      <style:text-properties style:font-name="Times New Roman" style:font-name-complex="Times New Roman" fo:color="#000000"/>
    </style:style>
    <style:style style:name="T201" style:parent-style-name="Hyperlink" style:family="text">
      <style:text-properties style:font-name="Times New Roman" style:font-name-complex="Times New Roman" fo:color="#000000" style:text-underline-type="none"/>
    </style:style>
    <style:style style:name="T202" style:parent-style-name="Fonteparág.padrão" style:family="text">
      <style:text-properties style:font-name="Times New Roman" style:font-name-complex="Times New Roman" fo:color="#000000"/>
    </style:style>
    <style:style style:name="T203" style:parent-style-name="Hyperlink" style:family="text">
      <style:text-properties style:font-name="Times New Roman" style:font-name-complex="Times New Roman" fo:color="#000000" style:text-underline-type="none"/>
    </style:style>
    <style:style style:name="T204" style:parent-style-name="Fonteparág.padrão" style:family="text">
      <style:text-properties style:font-name="Times New Roman" style:font-name-complex="Times New Roman" fo:color="#000000"/>
    </style:style>
    <style:style style:name="T205" style:parent-style-name="Hyperlink" style:family="text">
      <style:text-properties style:font-name="Times New Roman" style:font-name-complex="Times New Roman" fo:color="#000000" style:text-underline-type="none"/>
    </style:style>
    <style:style style:name="T206" style:parent-style-name="Fonteparág.padrão" style:family="text">
      <style:text-properties style:font-name="Times New Roman" style:font-name-complex="Times New Roman" fo:color="#000000"/>
    </style:style>
    <style:style style:name="T207" style:parent-style-name="Hyperlink" style:family="text">
      <style:text-properties style:font-name="Times New Roman" style:font-name-complex="Times New Roman" fo:color="#000000" style:text-underline-type="none"/>
    </style:style>
    <style:style style:name="T208" style:parent-style-name="Fonteparág.padrão" style:family="text">
      <style:text-properties style:font-name="Times New Roman" style:font-name-complex="Times New Roman" fo:color="#000000"/>
    </style:style>
    <style:style style:name="P209" style:parent-style-name="Normal" style:family="paragraph">
      <style:paragraph-properties fo:text-align="justify" fo:line-height="100%"/>
    </style:style>
    <style:style style:name="T210" style:parent-style-name="Fonteparág.padrão" style:family="text">
      <style:text-properties style:font-name="Times New Roman" style:font-name-complex="Times New Roman" fo:color="#000000"/>
    </style:style>
    <style:style style:name="T211" style:parent-style-name="Hyperlink" style:family="text">
      <style:text-properties style:font-name="Times New Roman" style:font-name-complex="Times New Roman" fo:color="#000000" style:text-underline-type="none"/>
    </style:style>
    <style:style style:name="T212" style:parent-style-name="Fonteparág.padrão" style:family="text">
      <style:text-properties style:font-name="Times New Roman" style:font-name-complex="Times New Roman" fo:color="#000000"/>
    </style:style>
    <style:style style:name="T213" style:parent-style-name="Hyperlink" style:family="text">
      <style:text-properties style:font-name="Times New Roman" style:font-name-complex="Times New Roman" fo:color="#000000" style:text-underline-type="none"/>
    </style:style>
    <style:style style:name="T214" style:parent-style-name="Fonteparág.padrão" style:family="text">
      <style:text-properties style:font-name="Times New Roman" style:font-name-complex="Times New Roman" fo:color="#000000"/>
    </style:style>
    <style:style style:name="T215" style:parent-style-name="Fonteparág.padrão" style:family="text">
      <style:text-properties style:font-name="Times New Roman" style:font-name-complex="Times New Roman" fo:color="#000000"/>
    </style:style>
    <style:style style:name="P216" style:parent-style-name="Normal" style:family="paragraph">
      <style:paragraph-properties fo:text-align="justify" fo:line-height="100%"/>
    </style:style>
    <style:style style:name="T217" style:parent-style-name="Hyperlink" style:family="text">
      <style:text-properties style:font-name="Times New Roman" style:font-name-complex="Times New Roman" fo:color="#000000" style:text-underline-type="none"/>
    </style:style>
    <style:style style:name="P218" style:parent-style-name="Normal" style:family="paragraph">
      <style:paragraph-properties fo:text-align="justify" fo:line-height="100%"/>
      <style:text-properties style:font-name="Times New Roman" style:font-name-complex="Times New Roman" fo:color="#000000"/>
    </style:style>
    <style:style style:name="P219" style:parent-style-name="Normal" style:family="paragraph">
      <style:paragraph-properties fo:text-align="justify" fo:line-height="100%"/>
    </style:style>
    <style:style style:name="T220" style:parent-style-name="Título2Char" style:family="text">
      <style:text-properties style:font-name-complex="Times New Roman"/>
    </style:style>
    <style:style style:name="T221" style:parent-style-name="Título2Char" style:family="text">
      <style:text-properties style:font-name-complex="Times New Roman"/>
    </style:style>
    <style:style style:name="T222" style:parent-style-name="Fonteparág.padrão" style:family="text">
      <style:text-properties style:font-name="Times New Roman" style:font-name-complex="Times New Roman" fo:color="#000000"/>
    </style:style>
    <style:style style:name="T223" style:parent-style-name="Hyperlink" style:family="text">
      <style:text-properties style:font-name="Times New Roman" style:font-name-complex="Times New Roman" fo:color="#000000" style:text-underline-type="none"/>
    </style:style>
    <style:style style:name="T224" style:parent-style-name="Fonteparág.padrão" style:family="text">
      <style:text-properties style:font-name="Times New Roman" style:font-name-complex="Times New Roman" fo:color="#000000"/>
    </style:style>
    <style:style style:name="T225" style:parent-style-name="Hyperlink" style:family="text">
      <style:text-properties style:font-name="Times New Roman" style:font-name-complex="Times New Roman" fo:color="#000000" style:text-underline-type="none"/>
    </style:style>
    <style:style style:name="T226" style:parent-style-name="Fonteparág.padrão" style:family="text">
      <style:text-properties style:font-name="Times New Roman" style:font-name-complex="Times New Roman" fo:color="#000000"/>
    </style:style>
    <style:style style:name="T227" style:parent-style-name="Hyperlink" style:family="text">
      <style:text-properties style:font-name="Times New Roman" style:font-name-complex="Times New Roman" fo:color="#000000" style:text-underline-type="none"/>
    </style:style>
    <style:style style:name="T228" style:parent-style-name="Fonteparág.padrão" style:family="text">
      <style:text-properties style:font-name="Times New Roman" style:font-name-complex="Times New Roman" fo:color="#000000"/>
    </style:style>
    <style:style style:name="T229" style:parent-style-name="Hyperlink" style:family="text">
      <style:text-properties style:font-name="Times New Roman" style:font-name-complex="Times New Roman" fo:color="#000000" style:text-underline-type="none"/>
    </style:style>
    <style:style style:name="T230" style:parent-style-name="Fonteparág.padrão" style:family="text">
      <style:text-properties style:font-name="Times New Roman" style:font-name-complex="Times New Roman" fo:color="#000000"/>
    </style:style>
    <style:style style:name="P231" style:parent-style-name="Normal" style:family="paragraph">
      <style:paragraph-properties fo:text-align="justify" fo:line-height="100%"/>
    </style:style>
    <style:style style:name="T232" style:parent-style-name="Hyperlink" style:family="text">
      <style:text-properties style:font-name="Times New Roman" style:font-name-complex="Times New Roman" fo:color="#000000" style:text-underline-type="none"/>
    </style:style>
    <style:style style:name="P233" style:parent-style-name="Normal" style:family="paragraph">
      <style:paragraph-properties fo:text-align="justify" fo:line-height="100%"/>
      <style:text-properties style:font-name="Times New Roman" style:font-name-complex="Times New Roman" fo:color="#000000"/>
    </style:style>
    <style:style style:name="P234" style:parent-style-name="Normal" style:family="paragraph">
      <style:paragraph-properties fo:text-align="justify" fo:line-height="100%"/>
    </style:style>
    <style:style style:name="T235" style:parent-style-name="Título2Char" style:family="text">
      <style:text-properties style:font-name-complex="Times New Roman"/>
    </style:style>
    <style:style style:name="T236" style:parent-style-name="Título2Char" style:family="text">
      <style:text-properties style:font-name-complex="Times New Roman"/>
    </style:style>
    <style:style style:name="T237" style:parent-style-name="Título2Char" style:family="text">
      <style:text-properties style:font-name-complex="Times New Roman"/>
    </style:style>
    <style:style style:name="T238" style:parent-style-name="apple-style-span" style:family="text">
      <style:text-properties style:font-name="Times New Roman" style:font-name-complex="Times New Roman" fo:color="#000000" fo:background-color="#FFFFFF"/>
    </style:style>
    <style:style style:name="P239" style:parent-style-name="Normal" style:family="paragraph">
      <style:paragraph-properties fo:text-align="justify" fo:line-height="100%"/>
    </style:style>
    <style:style style:name="T240" style:parent-style-name="Hyperlink" style:family="text">
      <style:text-properties style:font-name="Times New Roman" style:font-name-complex="Times New Roman" fo:color="#000000" style:text-underline-type="none"/>
    </style:style>
    <style:style style:name="P241" style:parent-style-name="Normal" style:family="paragraph">
      <style:paragraph-properties fo:text-align="justify" fo:line-height="100%"/>
      <style:text-properties style:font-name="Times New Roman" style:font-name-complex="Times New Roman" fo:color="#000000"/>
    </style:style>
    <style:style style:name="P242" style:parent-style-name="Normal" style:family="paragraph">
      <style:paragraph-properties fo:text-align="justify" fo:line-height="100%"/>
    </style:style>
    <style:style style:name="T243" style:parent-style-name="Título2Char" style:family="text">
      <style:text-properties style:font-name-complex="Times New Roman"/>
    </style:style>
    <style:style style:name="T244" style:parent-style-name="Fonteparág.padrão" style:family="text">
      <style:text-properties style:font-name="Times New Roman" style:font-name-complex="Times New Roman" fo:color="#000000"/>
    </style:style>
    <style:style style:name="P245" style:parent-style-name="Normal" style:family="paragraph">
      <style:paragraph-properties fo:text-align="justify" fo:line-height="100%"/>
      <style:text-properties style:font-name="Times New Roman" style:font-name-complex="Times New Roman" fo:font-weight="bold" style:font-weight-asian="bold" fo:color="#000000"/>
    </style:style>
    <style:style style:name="P246" style:parent-style-name="Normal" style:family="paragraph">
      <style:paragraph-properties fo:text-align="justify" fo:line-height="100%"/>
    </style:style>
    <style:style style:name="T247" style:parent-style-name="Título2Char" style:family="text">
      <style:text-properties style:font-name-complex="Times New Roman"/>
    </style:style>
    <style:style style:name="T248" style:parent-style-name="Fonteparág.padrão" style:family="text">
      <style:text-properties style:font-name="Times New Roman" style:font-name-complex="Times New Roman" fo:color="#000000"/>
    </style:style>
    <style:style style:name="T249" style:parent-style-name="Fonteparág.padrão" style:family="text">
      <style:text-properties style:font-name="Times New Roman" style:font-name-complex="Times New Roman" fo:color="#000000"/>
    </style:style>
    <style:style style:name="T250" style:parent-style-name="Fonteparág.padrão" style:family="text">
      <style:text-properties style:font-name="Times New Roman" style:font-name-complex="Times New Roman" fo:color="#000000"/>
    </style:style>
    <style:style style:name="T251" style:parent-style-name="Fonteparág.padrão" style:family="text">
      <style:text-properties style:font-name="Times New Roman" style:font-name-complex="Times New Roman" fo:color="#000000"/>
    </style:style>
    <style:style style:name="P252" style:parent-style-name="Normal" style:family="paragraph">
      <style:paragraph-properties fo:text-align="justify" fo:margin-top="0.0694in" fo:margin-bottom="0.0166in" fo:line-height="100%" fo:margin-left="0.25in">
        <style:tab-stops>
          <style:tab-stop style:type="left" style:position="0.25in"/>
        </style:tab-stops>
      </style:paragraph-properties>
    </style:style>
    <style:style style:name="T253" style:parent-style-name="Hyperlink" style:family="text">
      <style:text-properties style:font-name="Times New Roman" style:font-name-complex="Times New Roman" fo:font-weight="bold" style:font-weight-asian="bold" fo:color="#000000" fo:background-color="#FFFFFF" style:text-underline-type="none"/>
    </style:style>
    <style:style style:name="T254" style:parent-style-name="apple-converted-space" style:family="text">
      <style:text-properties style:font-name="Times New Roman" style:font-name-complex="Times New Roman" fo:color="#000000" fo:background-color="#FFFFFF"/>
    </style:style>
    <style:style style:name="T255" style:parent-style-name="Fonteparág.padrão" style:family="text">
      <style:text-properties style:font-name="Times New Roman" style:font-name-complex="Times New Roman" fo:color="#000000" fo:background-color="#FFFFFF"/>
    </style:style>
    <style:style style:name="T256" style:parent-style-name="apple-converted-space" style:family="text">
      <style:text-properties style:font-name="Times New Roman" style:font-name-complex="Times New Roman" fo:color="#000000" fo:background-color="#FFFFFF"/>
    </style:style>
    <style:style style:name="T257" style:parent-style-name="Hyperlink" style:family="text">
      <style:text-properties style:font-name="Times New Roman" style:font-name-complex="Times New Roman" fo:color="#000000" fo:background-color="#FFFFFF" style:text-underline-type="none"/>
    </style:style>
    <style:style style:name="T258" style:parent-style-name="apple-converted-space" style:family="text">
      <style:text-properties style:font-name="Times New Roman" style:font-name-complex="Times New Roman" fo:color="#000000" fo:background-color="#FFFFFF"/>
    </style:style>
    <style:style style:name="T259" style:parent-style-name="Fonteparág.padrão" style:family="text">
      <style:text-properties style:font-name="Times New Roman" style:font-name-complex="Times New Roman" fo:color="#000000" fo:background-color="#FFFFFF"/>
    </style:style>
    <style:style style:name="P260" style:parent-style-name="Normal" style:family="paragraph">
      <style:paragraph-properties fo:text-align="justify" fo:margin-top="0.0694in" fo:margin-bottom="0.0166in" fo:line-height="100%" fo:margin-left="0.25in">
        <style:tab-stops>
          <style:tab-stop style:type="left" style:position="0.25in"/>
        </style:tab-stops>
      </style:paragraph-properties>
    </style:style>
    <style:style style:name="T261" style:parent-style-name="Fonteparág.padrão" style:family="text">
      <style:text-properties style:font-name="Times New Roman" style:font-name-complex="Times New Roman" fo:font-weight="bold" style:font-weight-asian="bold" style:font-weight-complex="bold" fo:color="#000000" fo:background-color="#FFFFFF"/>
    </style:style>
    <style:style style:name="T262" style:parent-style-name="apple-converted-space" style:family="text">
      <style:text-properties style:font-name="Times New Roman" style:font-name-complex="Times New Roman" fo:color="#000000" fo:background-color="#FFFFFF"/>
    </style:style>
    <style:style style:name="T263" style:parent-style-name="Fonteparág.padrão" style:family="text">
      <style:text-properties style:font-name="Times New Roman" style:font-name-complex="Times New Roman" fo:color="#000000" fo:background-color="#FFFFFF"/>
    </style:style>
    <style:style style:name="P264" style:parent-style-name="Normal" style:family="paragraph">
      <style:paragraph-properties fo:text-align="justify" fo:margin-top="0.0694in" fo:margin-bottom="0.0166in" fo:line-height="100%" fo:margin-left="0.25in">
        <style:tab-stops>
          <style:tab-stop style:type="left" style:position="0.25in"/>
        </style:tab-stops>
      </style:paragraph-properties>
    </style:style>
    <style:style style:name="T265" style:parent-style-name="Fonteparág.padrão" style:family="text">
      <style:text-properties style:font-name="Times New Roman" style:font-name-complex="Times New Roman" fo:font-weight="bold" style:font-weight-asian="bold" style:font-weight-complex="bold" fo:color="#000000" fo:background-color="#FFFFFF"/>
    </style:style>
    <style:style style:name="T266" style:parent-style-name="apple-converted-space" style:family="text">
      <style:text-properties style:font-name="Times New Roman" style:font-name-complex="Times New Roman" fo:color="#000000" fo:background-color="#FFFFFF"/>
    </style:style>
    <style:style style:name="T267" style:parent-style-name="Fonteparág.padrão" style:family="text">
      <style:text-properties style:font-name="Times New Roman" style:font-name-complex="Times New Roman" fo:color="#000000" fo:background-color="#FFFFFF"/>
    </style:style>
    <style:style style:name="P268" style:parent-style-name="Normal" style:family="paragraph">
      <style:paragraph-properties fo:text-align="justify" fo:margin-top="0.0694in" fo:margin-bottom="0.0166in" fo:line-height="100%" fo:margin-left="0.25in">
        <style:tab-stops>
          <style:tab-stop style:type="left" style:position="0.25in"/>
        </style:tab-stops>
      </style:paragraph-properties>
    </style:style>
    <style:style style:name="T269" style:parent-style-name="Fonteparág.padrão" style:family="text">
      <style:text-properties style:font-name="Times New Roman" style:font-name-complex="Times New Roman" fo:font-weight="bold" style:font-weight-asian="bold" style:font-weight-complex="bold" fo:color="#000000" fo:background-color="#FFFFFF"/>
    </style:style>
    <style:style style:name="T270" style:parent-style-name="apple-converted-space" style:family="text">
      <style:text-properties style:font-name="Times New Roman" style:font-name-complex="Times New Roman" fo:color="#000000" fo:background-color="#FFFFFF"/>
    </style:style>
    <style:style style:name="T271" style:parent-style-name="Fonteparág.padrão" style:family="text">
      <style:text-properties style:font-name="Times New Roman" style:font-name-complex="Times New Roman" fo:color="#000000" fo:background-color="#FFFFFF"/>
    </style:style>
    <style:style style:name="P272" style:parent-style-name="Normal" style:family="paragraph">
      <style:paragraph-properties fo:text-align="justify" fo:margin-top="0.0694in" fo:margin-bottom="0.0166in" fo:line-height="100%" fo:margin-left="0.25in">
        <style:tab-stops>
          <style:tab-stop style:type="left" style:position="0.25in"/>
        </style:tab-stops>
      </style:paragraph-properties>
    </style:style>
    <style:style style:name="T273" style:parent-style-name="Hyperlink" style:family="text">
      <style:text-properties style:font-name="Times New Roman" style:font-name-complex="Times New Roman" fo:font-weight="bold" style:font-weight-asian="bold" style:font-weight-complex="bold" fo:color="#000000" fo:background-color="#FFFFFF" style:text-underline-type="none"/>
    </style:style>
    <style:style style:name="T274" style:parent-style-name="apple-converted-space" style:family="text">
      <style:text-properties style:font-name="Times New Roman" style:font-name-complex="Times New Roman" fo:color="#000000" fo:background-color="#FFFFFF"/>
    </style:style>
    <style:style style:name="T275" style:parent-style-name="Fonteparág.padrão" style:family="text">
      <style:text-properties style:font-name="Times New Roman" style:font-name-complex="Times New Roman" fo:color="#000000" fo:background-color="#FFFFFF"/>
    </style:style>
    <style:style style:name="P276" style:parent-style-name="Normal" style:family="paragraph">
      <style:paragraph-properties fo:text-align="justify" fo:margin-top="0.0694in" fo:margin-bottom="0.0166in" fo:line-height="100%" fo:margin-left="0.25in">
        <style:tab-stops>
          <style:tab-stop style:type="left" style:position="0.25in"/>
        </style:tab-stops>
      </style:paragraph-properties>
    </style:style>
    <style:style style:name="T277" style:parent-style-name="Fonteparág.padrão" style:family="text">
      <style:text-properties style:font-name="Times New Roman" style:font-name-complex="Times New Roman" fo:font-weight="bold" style:font-weight-asian="bold" style:font-weight-complex="bold" fo:color="#000000" fo:background-color="#FFFFFF"/>
    </style:style>
    <style:style style:name="T278" style:parent-style-name="apple-converted-space" style:family="text">
      <style:text-properties style:font-name="Times New Roman" style:font-name-complex="Times New Roman" fo:color="#000000" fo:background-color="#FFFFFF"/>
    </style:style>
    <style:style style:name="T279" style:parent-style-name="Fonteparág.padrão" style:family="text">
      <style:text-properties style:font-name="Times New Roman" style:font-name-complex="Times New Roman" fo:color="#000000" fo:background-color="#FFFFFF"/>
    </style:style>
    <style:style style:name="P280" style:parent-style-name="Normal" style:family="paragraph">
      <style:paragraph-properties fo:text-align="justify" fo:margin-top="0.0694in" fo:margin-bottom="0.0166in" fo:line-height="100%" fo:margin-left="0.25in">
        <style:tab-stops>
          <style:tab-stop style:type="left" style:position="0.25in"/>
        </style:tab-stops>
      </style:paragraph-properties>
    </style:style>
    <style:style style:name="T281" style:parent-style-name="Fonteparág.padrão" style:family="text">
      <style:text-properties style:font-name="Times New Roman" style:font-name-complex="Times New Roman" fo:font-weight="bold" style:font-weight-asian="bold" style:font-weight-complex="bold" fo:color="#000000" fo:background-color="#FFFFFF"/>
    </style:style>
    <style:style style:name="T282" style:parent-style-name="apple-converted-space" style:family="text">
      <style:text-properties style:font-name="Times New Roman" style:font-name-complex="Times New Roman" fo:color="#000000" fo:background-color="#FFFFFF"/>
    </style:style>
    <style:style style:name="T283" style:parent-style-name="Fonteparág.padrão" style:family="text">
      <style:text-properties style:font-name="Times New Roman" style:font-name-complex="Times New Roman" fo:color="#000000" fo:background-color="#FFFFFF"/>
    </style:style>
    <style:style style:name="P284" style:parent-style-name="Normal" style:family="paragraph">
      <style:paragraph-properties fo:text-align="justify" fo:line-height="100%"/>
    </style:style>
    <style:style style:name="T285" style:parent-style-name="Hyperlink" style:family="text">
      <style:text-properties style:font-name="Times New Roman" style:font-name-complex="Times New Roman" fo:color="#000000" style:text-underline-type="none"/>
    </style:style>
    <style:style style:name="T286" style:parent-style-name="Fonteparág.padrão" style:family="text">
      <style:text-properties style:font-name="Times New Roman" style:font-name-complex="Times New Roman" fo:color="#000000"/>
    </style:style>
    <style:style style:name="P287" style:parent-style-name="Normal" style:family="paragraph">
      <style:paragraph-properties fo:text-align="justify" fo:line-height="100%"/>
      <style:text-properties style:font-name="Times New Roman" style:font-name-complex="Times New Roman" fo:color="#000000"/>
    </style:style>
    <style:style style:name="P288" style:parent-style-name="Normal" style:family="paragraph">
      <style:paragraph-properties fo:text-align="justify" fo:line-height="100%"/>
    </style:style>
    <style:style style:name="T289" style:parent-style-name="Título2Char" style:family="text">
      <style:text-properties style:font-name-complex="Times New Roman"/>
    </style:style>
    <style:style style:name="T290" style:parent-style-name="Título2Char" style:family="text">
      <style:text-properties style:font-name-complex="Times New Roman"/>
    </style:style>
    <style:style style:name="T291" style:parent-style-name="Título1Char" style:family="text">
      <style:text-properties style:font-name-complex="Times New Roman"/>
    </style:style>
    <style:style style:name="T292" style:parent-style-name="apple-style-span" style:family="text">
      <style:text-properties style:font-name="Times New Roman" style:font-name-complex="Times New Roman"/>
    </style:style>
    <style:style style:name="T293" style:parent-style-name="apple-style-span" style:family="text">
      <style:text-properties style:font-name="Times New Roman" style:font-name-complex="Times New Roman" fo:color="#000000" fo:background-color="#FFFFFF"/>
    </style:style>
    <style:style style:name="P294" style:parent-style-name="Normal" style:family="paragraph">
      <style:paragraph-properties fo:text-align="justify" fo:line-height="100%"/>
    </style:style>
    <style:style style:name="T295" style:parent-style-name="Hyperlink" style:family="text">
      <style:text-properties style:font-name="Times New Roman" style:font-name-complex="Times New Roman" fo:color="#000000" style:text-underline-type="none"/>
    </style:style>
    <style:style style:name="P296" style:parent-style-name="Normal" style:family="paragraph">
      <style:paragraph-properties fo:text-align="justify" fo:line-height="100%"/>
      <style:text-properties style:font-name="Times New Roman" style:font-name-complex="Times New Roman" fo:color="#000000"/>
    </style:style>
    <style:style style:name="P297" style:parent-style-name="Título1" style:family="paragraph">
      <style:paragraph-properties fo:text-align="justify" fo:line-height="100%"/>
      <style:text-properties style:font-name-complex="Times New Roman"/>
    </style:style>
    <style:style style:name="P298" style:parent-style-name="Normal" style:family="paragraph">
      <style:paragraph-properties fo:text-align="justify" fo:line-height="100%"/>
      <style:text-properties style:font-name="Times New Roman" style:font-name-complex="Times New Roman" fo:color="#000000"/>
    </style:style>
    <style:style style:name="P299" style:parent-style-name="Normal" style:family="paragraph">
      <style:paragraph-properties fo:text-align="justify" fo:line-height="100%"/>
    </style:style>
    <style:style style:name="T300" style:parent-style-name="Título2Char" style:family="text">
      <style:text-properties style:font-name-complex="Times New Roman"/>
    </style:style>
    <style:style style:name="T301" style:parent-style-name="Fonteparág.padrão" style:family="text">
      <style:text-properties style:font-name="Times New Roman" style:font-name-complex="Times New Roman" fo:color="#000000"/>
    </style:style>
    <style:style style:name="P302" style:parent-style-name="Normal" style:family="paragraph">
      <style:paragraph-properties fo:text-align="justify" fo:line-height="100%"/>
      <style:text-properties style:font-name="Times New Roman" style:font-name-complex="Times New Roman" fo:color="#000000"/>
    </style:style>
    <style:style style:name="P303" style:parent-style-name="Normal" style:family="paragraph">
      <style:paragraph-properties fo:text-align="justify" fo:line-height="100%"/>
    </style:style>
    <style:style style:name="T304" style:parent-style-name="Título2Char" style:family="text">
      <style:text-properties style:font-name-complex="Times New Roman"/>
    </style:style>
    <style:style style:name="T305" style:parent-style-name="Fonteparág.padrão" style:family="text">
      <style:text-properties style:font-name="Times New Roman" style:font-name-complex="Times New Roman" fo:color="#000000"/>
    </style:style>
    <style:style style:name="T306" style:parent-style-name="Fonteparág.padrão" style:family="text">
      <style:text-properties style:font-name="Times New Roman" style:font-name-complex="Times New Roman" fo:color="#000000"/>
    </style:style>
    <style:style style:name="T307" style:parent-style-name="Fonteparág.padrão" style:family="text">
      <style:text-properties style:font-name="Times New Roman" style:font-name-complex="Times New Roman" fo:color="#000000"/>
    </style:style>
    <style:style style:name="P308" style:parent-style-name="Normal" style:family="paragraph">
      <style:paragraph-properties fo:text-align="justify" fo:line-height="100%"/>
      <style:text-properties style:font-name="Times New Roman" style:font-name-complex="Times New Roman" fo:color="#000000"/>
    </style:style>
    <style:style style:name="P309" style:parent-style-name="Normal" style:family="paragraph">
      <style:paragraph-properties fo:text-align="justify" fo:line-height="100%"/>
    </style:style>
    <style:style style:name="T310" style:parent-style-name="Título2Char" style:family="text">
      <style:text-properties style:font-name-complex="Times New Roman"/>
    </style:style>
    <style:style style:name="T311" style:parent-style-name="Fonteparág.padrão" style:family="text">
      <style:text-properties style:font-name="Times New Roman" style:font-name-complex="Times New Roman" fo:color="#000000"/>
    </style:style>
    <style:style style:name="P312" style:parent-style-name="Normal" style:family="paragraph">
      <style:paragraph-properties fo:text-align="justify" fo:line-height="100%"/>
      <style:text-properties style:font-name="Times New Roman" style:font-name-complex="Times New Roman" fo:color="#000000"/>
    </style:style>
    <style:style style:name="P313" style:parent-style-name="Normal" style:family="paragraph">
      <style:paragraph-properties fo:text-align="justify" fo:line-height="100%"/>
      <style:text-properties style:font-name="Times New Roman" style:font-name-complex="Times New Roman" fo:color="#000000"/>
    </style:style>
    <style:style style:name="P314" style:parent-style-name="Normal" style:family="paragraph">
      <style:paragraph-properties fo:text-align="justify" fo:line-height="100%"/>
    </style:style>
    <style:style style:name="T315" style:parent-style-name="Título2Char" style:family="text">
      <style:text-properties style:font-name-complex="Times New Roman"/>
    </style:style>
    <style:style style:name="T316" style:parent-style-name="Fonteparág.padrão" style:family="text">
      <style:text-properties style:font-name="Times New Roman" style:font-name-complex="Times New Roman" fo:color="#000000"/>
    </style:style>
    <style:style style:name="P317" style:parent-style-name="Normal" style:family="paragraph">
      <style:paragraph-properties fo:text-align="justify" fo:line-height="100%"/>
      <style:text-properties style:font-name="Times New Roman" style:font-name-complex="Times New Roman" fo:color="#000000"/>
    </style:style>
    <style:style style:name="P318" style:parent-style-name="Normal" style:family="paragraph">
      <style:paragraph-properties fo:text-align="justify" fo:line-height="100%"/>
    </style:style>
    <style:style style:name="T319" style:parent-style-name="Título2Char" style:family="text">
      <style:text-properties style:font-name-complex="Times New Roman"/>
    </style:style>
    <style:style style:name="T320" style:parent-style-name="Título2Char" style:family="text">
      <style:text-properties style:font-name-complex="Times New Roman"/>
    </style:style>
    <style:style style:name="T321" style:parent-style-name="Fonteparág.padrão" style:family="text">
      <style:text-properties style:font-name="Times New Roman" style:font-name-complex="Times New Roman" fo:color="#000000"/>
    </style:style>
    <style:style style:name="T322" style:parent-style-name="Fonteparág.padrão" style:family="text">
      <style:text-properties style:font-name="Times New Roman" style:font-name-complex="Times New Roman" fo:color="#000000"/>
    </style:style>
    <style:style style:name="P323" style:parent-style-name="Normal" style:family="paragraph">
      <style:paragraph-properties fo:text-align="justify" fo:line-height="100%"/>
    </style:style>
    <style:style style:name="T324" style:parent-style-name="Fonteparág.padrão" style:family="text">
      <style:text-properties style:font-name="Times New Roman" style:font-name-complex="Times New Roman" fo:color="#000000"/>
    </style:style>
    <style:style style:name="T325" style:parent-style-name="apple-style-span" style:family="text">
      <style:text-properties style:font-name="Times New Roman" style:font-name-complex="Times New Roman" fo:color="#000000"/>
    </style:style>
    <style:style style:name="P326" style:parent-style-name="Normal" style:family="paragraph">
      <style:paragraph-properties fo:text-align="justify" fo:line-height="100%"/>
    </style:style>
    <style:style style:name="T327" style:parent-style-name="Hyperlink" style:family="text">
      <style:text-properties style:font-name="Times New Roman" style:font-name-complex="Times New Roman" fo:color="#000000" style:text-underline-type="none"/>
    </style:style>
    <style:style style:name="P328" style:parent-style-name="Normal" style:family="paragraph">
      <style:paragraph-properties fo:text-align="justify" fo:line-height="100%"/>
      <style:text-properties style:font-name="Times New Roman" style:font-name-complex="Times New Roman" fo:color="#000000"/>
    </style:style>
    <style:style style:name="P329" style:parent-style-name="Título1" style:family="paragraph">
      <style:paragraph-properties fo:text-align="justify" fo:line-height="100%"/>
      <style:text-properties style:font-name-complex="Times New Roman"/>
    </style:style>
    <style:style style:name="P330" style:parent-style-name="Normal" style:family="paragraph">
      <style:paragraph-properties fo:text-align="justify" fo:margin-bottom="0in" fo:line-height="100%"/>
      <style:text-properties style:font-name="Times New Roman" style:font-name-complex="Times New Roman" fo:font-weight="bold" style:font-weight-asian="bold" fo:color="#000000"/>
    </style:style>
    <style:style style:name="P331" style:parent-style-name="Normal" style:family="paragraph">
      <style:paragraph-properties fo:text-align="justify" fo:margin-bottom="0in" fo:line-height="100%"/>
    </style:style>
    <style:style style:name="T332" style:parent-style-name="Título2Char" style:family="text">
      <style:text-properties style:font-name-complex="Times New Roman"/>
    </style:style>
    <style:style style:name="T333" style:parent-style-name="Fonteparág.padrão" style:family="text">
      <style:text-properties style:font-name="Times New Roman" style:font-name-complex="Times New Roman"/>
    </style:style>
    <style:style style:name="P334" style:parent-style-name="Normal" style:family="paragraph">
      <style:paragraph-properties fo:text-align="justify" fo:margin-bottom="0in" fo:line-height="100%"/>
    </style:style>
    <style:style style:name="T335" style:parent-style-name="Hyperlink" style:family="text">
      <style:text-properties style:font-name="Times New Roman" style:font-name-complex="Times New Roman"/>
    </style:style>
    <style:style style:name="P336" style:parent-style-name="Normal" style:family="paragraph">
      <style:paragraph-properties fo:text-align="justify" fo:margin-bottom="0in" fo:line-height="100%"/>
      <style:text-properties style:font-name="Times New Roman" style:font-name-complex="Times New Roman"/>
    </style:style>
    <style:style style:name="P337" style:parent-style-name="Normal" style:family="paragraph">
      <style:paragraph-properties fo:text-align="justify" fo:margin-bottom="0in" fo:line-height="100%"/>
    </style:style>
    <style:style style:name="T338" style:parent-style-name="Título2Char" style:family="text">
      <style:text-properties style:font-name-complex="Times New Roman"/>
    </style:style>
    <style:style style:name="T339" style:parent-style-name="Fonteparág.padrão" style:family="text">
      <style:text-properties style:font-name="Times New Roman" style:font-name-complex="Times New Roman"/>
    </style:style>
    <style:style style:name="P340" style:parent-style-name="Normal" style:family="paragraph">
      <style:paragraph-properties fo:text-align="justify" fo:margin-bottom="0in" fo:line-height="100%"/>
      <style:text-properties style:font-name="Times New Roman" style:font-name-complex="Times New Roman" fo:color="#000000"/>
    </style:style>
    <style:style style:name="P341" style:parent-style-name="Título1" style:family="paragraph">
      <style:paragraph-properties fo:text-align="justify" fo:margin-top="0in"/>
    </style:style>
    <style:style style:name="P342" style:parent-style-name="Normal" style:family="paragraph">
      <style:paragraph-properties fo:text-align="justify" fo:margin-bottom="0in"/>
    </style:style>
    <style:style style:name="P343" style:parent-style-name="Standard" style:family="paragraph">
      <style:paragraph-properties fo:text-align="justify"/>
    </style:style>
    <style:style style:name="T344" style:parent-style-name="Fonteparág.padrão" style:family="text">
      <style:text-properties style:font-name-asian="Times New Roman" style:font-name-complex="Times New Roman" style:language-asian="pt" style:country-asian="BR"/>
    </style:style>
    <style:style style:name="T345" style:parent-style-name="Fonteparág.padrão" style:family="text">
      <style:text-properties style:font-name-asian="Times New Roman" style:font-name-complex="Times New Roman" fo:font-size="11pt" style:font-size-asian="11pt" style:font-size-complex="11pt" style:language-asian="pt" style:country-asian="BR"/>
    </style:style>
    <style:style style:name="T346" style:parent-style-name="Fonteparág.padrão" style:family="text">
      <style:text-properties style:font-name-asian="Times New Roman" style:font-name-complex="Times New Roman" fo:font-style="italic" style:font-style-asian="italic" style:font-style-complex="italic" fo:font-size="11pt" style:font-size-asian="11pt" style:font-size-complex="11pt" style:language-asian="pt" style:country-asian="BR"/>
    </style:style>
    <style:style style:name="T347" style:parent-style-name="Fonteparág.padrão" style:family="text">
      <style:text-properties style:font-name-asian="Times New Roman" style:font-name-complex="Times New Roman" fo:font-size="11pt" style:font-size-asian="11pt" style:font-size-complex="11pt" style:language-asian="pt" style:country-asian="BR"/>
    </style:style>
    <style:style style:name="P348" style:parent-style-name="Normal" style:family="paragraph">
      <style:paragraph-properties fo:text-align="justify" fo:line-height="100%"/>
      <style:text-properties style:font-name="Times New Roman" style:font-name-complex="Times New Roman" fo:color="#000000"/>
    </style:style>
    <style:style style:name="P349" style:parent-style-name="Normal" style:family="paragraph">
      <style:paragraph-properties fo:text-align="justify" fo:margin-bottom="0in" fo:line-height="100%"/>
    </style:style>
    <style:style style:name="T350" style:parent-style-name="Fonteparág.padrão" style:family="text">
      <style:text-properties style:font-name="Times New Roman" style:font-name-complex="Times New Roman"/>
    </style:style>
    <style:style style:name="T351" style:parent-style-name="Fonteparág.padrão" style:family="text">
      <style:text-properties style:font-name="Times New Roman" style:font-name-complex="Times New Roman"/>
    </style:style>
    <style:style style:name="T352" style:parent-style-name="Fonteparág.padrão" style:family="text">
      <style:text-properties style:font-name="Times New Roman" style:font-name-complex="Times New Roman"/>
    </style:style>
    <style:style style:name="T353" style:parent-style-name="Fonteparág.padrão" style:family="text">
      <style:text-properties style:font-name="Times New Roman" style:font-name-complex="Times New Roman"/>
    </style:style>
    <style:style style:name="T354" style:parent-style-name="Fonteparág.padrão" style:family="text">
      <style:text-properties style:font-name="Times New Roman" style:font-name-complex="Times New Roman"/>
    </style:style>
    <style:style style:name="T355" style:parent-style-name="Fonteparág.padrão" style:family="text">
      <style:text-properties style:font-name="Times New Roman" style:font-name-complex="Times New Roman"/>
    </style:style>
    <style:style style:name="T356" style:parent-style-name="Fonteparág.padrão" style:family="text">
      <style:text-properties style:font-name="Times New Roman" style:font-name-complex="Times New Roman"/>
    </style:style>
    <style:style style:name="T357" style:parent-style-name="Fonteparág.padrão" style:family="text">
      <style:text-properties style:font-name="Times New Roman" style:font-name-complex="Times New Roman"/>
    </style:style>
    <style:style style:name="T358" style:parent-style-name="Fonteparág.padrão" style:family="text">
      <style:text-properties style:font-name="Times New Roman" style:font-name-complex="Times New Roman"/>
    </style:style>
    <style:style style:name="T359" style:parent-style-name="Fonteparág.padrão" style:family="text">
      <style:text-properties style:font-name="Times New Roman" style:font-name-complex="Times New Roman"/>
    </style:style>
    <style:style style:name="T360" style:parent-style-name="Fonteparág.padrão" style:family="text">
      <style:text-properties style:font-name="Times New Roman" style:font-name-complex="Times New Roman"/>
    </style:style>
    <style:style style:name="T361" style:parent-style-name="Fonteparág.padrão" style:family="text">
      <style:text-properties style:font-name="Times New Roman" style:font-name-complex="Times New Roman"/>
    </style:style>
    <style:style style:name="T362" style:parent-style-name="Fonteparág.padrão" style:family="text">
      <style:text-properties style:font-name="Times New Roman" style:font-name-complex="Times New Roman"/>
    </style:style>
    <style:style style:name="T363" style:parent-style-name="Fonteparág.padrão" style:family="text">
      <style:text-properties style:font-name="Times New Roman" style:font-name-complex="Times New Roman"/>
    </style:style>
    <style:style style:name="T364" style:parent-style-name="Fonteparág.padrão" style:family="text">
      <style:text-properties style:font-name="Times New Roman" style:font-name-complex="Times New Roman"/>
    </style:style>
    <style:style style:name="T365" style:parent-style-name="Fonteparág.padrão" style:family="text">
      <style:text-properties style:font-name="Times New Roman" style:font-name-complex="Times New Roman"/>
    </style:style>
    <style:style style:name="P366" style:parent-style-name="Normal" style:family="paragraph">
      <style:paragraph-properties fo:text-align="justify" fo:line-height="100%"/>
    </style:style>
    <style:style style:name="P367" style:parent-style-name="Normal" style:family="paragraph">
      <style:paragraph-properties fo:text-align="justify" fo:line-height="150%"/>
      <style:text-properties style:font-name="Times New Roman" style:font-name-complex="Times New Roman" fo:color="#000000"/>
    </style:style>
  </office:automatic-styles>
  <office:body>
    <office:text text:use-soft-page-breaks="true">
      <text:p text:style-name="P1"/>
      <text:p text:style-name="P2">Glossário</text:p>
      <text:p text:style-name="P3"><text:span text:style-name="T4">Conteúdo</text:span></text:p>
      <text:table-of-content text:name="_TOC0">
        <text:table-of-content-source text:outline-level="3" text:use-outline-level="true" text:use-index-marks="false" text:use-index-source-styles="false" text:index-scope="document">
          <text:table-of-content-entry-template text:outline-level="1" text:style-name="Sumário1">
            <text:index-entry-link-start/>
            <text:index-entry-text/>
            <text:index-entry-tab-stop style:leader-char="." style:type="right"/>
            <text:index-entry-page-number/>
            <text:index-entry-link-end/>
          </text:table-of-content-entry-template>
          <text:table-of-content-entry-template text:outline-level="2" text:style-name="Sumário2">
            <text:index-entry-link-start/>
            <text:index-entry-text/>
            <text:index-entry-tab-stop style:leader-char="." style:type="right"/>
            <text:index-entry-page-number/>
            <text:index-entry-link-end/>
          </text:table-of-content-entry-template>
          <text:table-of-content-entry-template text:outline-level="3" text:style-name="Sumário3">
            <text:index-entry-link-start/>
            <text:index-entry-text/>
            <text:index-entry-tab-stop style:leader-char="." style:type="right"/>
            <text:index-entry-page-number/>
            <text:index-entry-link-end/>
          </text:table-of-content-entry-template>
        </text:table-of-content-source>
        <text:index-body>
          <text:p text:style-name="P5"><text:a xlink:href="#_Toc304568159" office:target-frame-name="_top" xlink:show="replace"><text:span text:style-name="T6">Manter Tabelas Básicas – Taxonomia</text:span><text:tab/>2</text:a></text:p>
          <text:p text:style-name="P7"><text:a xlink:href="#_Toc304568160" office:target-frame-name="_top" xlink:show="replace"><text:span text:style-name="T8">Taxonomia (Sistemática) –</text:span><text:tab/>2</text:a></text:p>
          <text:p text:style-name="P9"><text:a xlink:href="#_Toc304568161" office:target-frame-name="_top" xlink:show="replace"><text:span text:style-name="T10">Reino -</text:span><text:tab/>2</text:a></text:p>
          <text:p text:style-name="P11"><text:a xlink:href="#_Toc304568162" office:target-frame-name="_top" xlink:show="replace"><text:span text:style-name="T12">Filo -</text:span><text:tab/>2</text:a></text:p>
          <text:p text:style-name="P13"><text:a xlink:href="#_Toc304568163" office:target-frame-name="_top" xlink:show="replace"><text:span text:style-name="T14">Classe -</text:span><text:tab/>2</text:a></text:p>
          <text:p text:style-name="P15"><text:a xlink:href="#_Toc304568164" office:target-frame-name="_top" xlink:show="replace"><text:span text:style-name="T16">Sub-Classe -</text:span><text:tab/>2</text:a></text:p>
          <text:p text:style-name="P17"><text:a xlink:href="#_Toc304568165" office:target-frame-name="_top" xlink:show="replace"><text:span text:style-name="T18">Ordem -</text:span><text:tab/>2</text:a></text:p>
          <text:p text:style-name="P19"><text:a xlink:href="#_Toc304568166" office:target-frame-name="_top" xlink:show="replace"><text:span text:style-name="T20">Sub-Ordem -</text:span><text:tab/>2</text:a></text:p>
          <text:p text:style-name="P21"><text:a xlink:href="#_Toc304568167" office:target-frame-name="_top" xlink:show="replace"><text:span text:style-name="T22">Família -</text:span><text:tab/>2</text:a></text:p>
          <text:p text:style-name="P23"><text:a xlink:href="#_Toc304568168" office:target-frame-name="_top" xlink:show="replace"><text:span text:style-name="T24">Sub-Família -</text:span><text:tab/>2</text:a></text:p>
          <text:p text:style-name="P25"><text:a xlink:href="#_Toc304568169" office:target-frame-name="_top" xlink:show="replace"><text:span text:style-name="T26">Gênero -</text:span><text:tab/>2</text:a></text:p>
          <text:p text:style-name="P27"><text:a xlink:href="#_Toc304568170" office:target-frame-name="_top" xlink:show="replace"><text:span text:style-name="T28">Espécie -</text:span><text:tab/>3</text:a></text:p>
          <text:p text:style-name="P29"><text:a xlink:href="#_Toc304568171" office:target-frame-name="_top" xlink:show="replace"><text:span text:style-name="T30">Epíteto Específico –</text:span><text:tab/>3</text:a></text:p>
          <text:p text:style-name="P31"><text:a xlink:href="#_Toc304568172" office:target-frame-name="_top" xlink:show="replace"><text:span text:style-name="T32">Determinador -</text:span><text:tab/>3</text:a></text:p>
          <text:p text:style-name="P33"><text:a xlink:href="#_Toc304568173" office:target-frame-name="_top" xlink:show="replace"><text:span text:style-name="T34">Tipo de Material -</text:span><text:tab/>3</text:a></text:p>
          <text:p text:style-name="P35"><text:a xlink:href="#_Toc304568174" office:target-frame-name="_top" xlink:show="replace"><text:span text:style-name="T36">Autor</text:span><text:tab/>3</text:a></text:p>
          <text:p text:style-name="P37"><text:a xlink:href="#_Toc304568175" office:target-frame-name="_top" xlink:show="replace"><text:span text:style-name="T38">Manter Tabelas Básicas – Coleta</text:span><text:tab/>3</text:a></text:p>
          <text:p text:style-name="P39"><text:a xlink:href="#_Toc304568176" office:target-frame-name="_top" xlink:show="replace"><text:span text:style-name="T40">Coletores -</text:span><text:tab/>3</text:a></text:p>
          <text:p text:style-name="P41"><text:a xlink:href="#_Toc304568177" office:target-frame-name="_top" xlink:show="replace"><text:span text:style-name="T42">Método -</text:span><text:tab/>3</text:a></text:p>
          <text:p text:style-name="P43"><text:a xlink:href="#_Toc304568178" office:target-frame-name="_top" xlink:show="replace"><text:span text:style-name="T44">Tipo de Montagem -</text:span><text:tab/>4</text:a></text:p>
          <text:p text:style-name="P45"><text:a xlink:href="#_Toc304568179" office:target-frame-name="_top" xlink:show="replace"><text:span text:style-name="T46">Fenologia -</text:span><text:tab/>4</text:a></text:p>
          <text:p text:style-name="P47"><text:a xlink:href="#_Toc304568180" office:target-frame-name="_top" xlink:show="replace"><text:span text:style-name="T48">Estágio do Desenvolvimento –</text:span><text:tab/>4</text:a></text:p>
          <text:p text:style-name="P49"><text:a xlink:href="#_Toc304568181" office:target-frame-name="_top" xlink:show="replace"><text:span text:style-name="T50">Manter Tabelas Básicas – Geografia</text:span><text:tab/>4</text:a></text:p>
          <text:p text:style-name="P51"><text:a xlink:href="#_Toc304568182" office:target-frame-name="_top" xlink:show="replace"><text:span text:style-name="T52">Datum -</text:span><text:tab/>4</text:a></text:p>
          <text:p text:style-name="P53"><text:a xlink:href="#_Toc304568183" office:target-frame-name="_top" xlink:show="replace"><text:span text:style-name="T54">Massa de D’Água –</text:span><text:tab/>4</text:a></text:p>
          <text:p text:style-name="P55"><text:a xlink:href="#_Toc304568184" office:target-frame-name="_top" xlink:show="replace"><text:span text:style-name="Hyperlink">Informações sobre a instituição</text:span><text:tab/>4</text:a></text:p>
          <text:p text:style-name="P56"><text:a xlink:href="#_Toc304568185" office:target-frame-name="_top" xlink:show="replace"><text:span text:style-name="T57">Index Herbariorum-</text:span><text:tab/>4</text:a></text:p>
          <text:p text:style-name="P58"><text:a xlink:href="#_Toc304568186" office:target-frame-name="_top" xlink:show="replace"><text:span text:style-name="Hyperlink">BRAHMS -</text:span><text:tab/>4</text:a></text:p>
        </text:index-body>
      </text:table-of-content>
      <text:p text:style-name="P59"/>
      <text:p text:style-name="P60"/>
      <text:p text:style-name="P61"/>
      <text:h text:style-name="P62" text:outline-level="1"><text:bookmark-start text:name="_Toc304568159"/><text:soft-page-break/>Manter Tabelas Básicas – Taxonomia<text:bookmark-end text:name="_Toc304568159"/></text:h>
      <text:p text:style-name="P63"/>
      <text:p text:style-name="P64"><text:bookmark-start text:name="_Toc304568160"/><text:span text:style-name="T65">Taxonomia</text:span><text:span text:style-name="T66"><text:s/>(Sistemática)<text:s/></text:span><text:span text:style-name="T67">–</text:span><text:bookmark-end text:name="_Toc304568160"/><text:span text:style-name="T68"><text:s/></text:span><text:span text:style-name="T69">É uma forma de</text:span><text:span text:style-name="T70"><text:s/>classificação dos seres vivos, foi inicialmente<text:s/></text:span><text:span text:style-name="T71">criada para</text:span><text:span text:style-name="T72"><text:s/>organizar as plantas e animais conhecidos em categorias que pudessem ser referidas. Posteriormente a classificação passou a respeitar as relações evolutivas entre organismos, organização mais natural do que a baseada apenas em características externas. Para isso se utilizam também características </text:span><text:a office:title="Ecologia" xlink:href="http://pt.wikipedia.org/wiki/Ecologia" office:target-frame-name="_top" xlink:show="replace"><text:span text:style-name="T73">ecológicas</text:span></text:a><text:span text:style-name="T74">,</text:span><text:a office:title="Fisiologia" xlink:href="http://pt.wikipedia.org/wiki/Fisiologia" office:target-frame-name="_top" xlink:show="replace"><text:span text:style-name="T75">fisiológicas</text:span></text:a><text:span text:style-name="T76">, e todas as outras que estiverem disponíveis para os táxons em questão. Nos últimos anos têm sido tentadas classificações baseadas na semelhança entre </text:span><text:a office:title="Genoma" xlink:href="http://pt.wikipedia.org/wiki/Genoma" office:target-frame-name="_top" xlink:show="replace"><text:span text:style-name="T77">genomas</text:span></text:a><text:span text:style-name="T78">, com grandes avanços em algumas áreas, especialmente quando se juntam a essas informações aquelas oriundas dos outros campos da Biologia.</text:span></text:p>
      <text:p text:style-name="P79"><text:span text:style-name="T80">Desde cedo que a </text:span><text:a office:title="Classificação científica" xlink:href="http://pt.wikipedia.org/wiki/Classifica%C3%A7%C3%A3o_cient%C3%ADfica" office:target-frame-name="_top" xlink:show="replace"><text:span text:style-name="T81">classificação científica</text:span></text:a><text:span text:style-name="T82"> dos seres vivos inclui os seguintes níveis de organização (taxons): </text:span><text:a office:title="Reino (biologia)" xlink:href="http://pt.wikipedia.org/wiki/Reino_(biologia)" office:target-frame-name="_top" xlink:show="replace"><text:span text:style-name="T83">Reino</text:span></text:a><text:span text:style-name="T84">, Phylum, </text:span><text:a office:title="Classe (biologia)" xlink:href="http://pt.wikipedia.org/wiki/Classe_(biologia)" office:target-frame-name="_top" xlink:show="replace"><text:span text:style-name="T85">Classe</text:span></text:a><text:span text:style-name="T86">, </text:span><text:a office:title="Ordem (biologia)" xlink:href="http://pt.wikipedia.org/wiki/Ordem_(biologia)" office:target-frame-name="_top" xlink:show="replace"><text:span text:style-name="T87">Ordem</text:span></text:a><text:span text:style-name="T88">,</text:span><text:a office:title="Família (biologia)" xlink:href="http://pt.wikipedia.org/wiki/Fam%C3%ADlia_(biologia)" office:target-frame-name="_top" xlink:show="replace"><text:span text:style-name="T89">Família</text:span></text:a><text:span text:style-name="T90">, </text:span><text:a office:title="Género (biologia)" xlink:href="http://pt.wikipedia.org/wiki/G%C3%A9nero_(biologia)" office:target-frame-name="_top" xlink:show="replace"><text:span text:style-name="T91">Género</text:span></text:a><text:span text:style-name="T92">,</text:span><text:span text:style-name="T93">e</text:span><text:span text:style-name="T94"> </text:span><text:a office:title="Espécie" xlink:href="http://pt.wikipedia.org/wiki/Esp%C3%A9cie" office:target-frame-name="_top" xlink:show="replace"><text:span text:style-name="T95">Espécie</text:span></text:a><text:span text:style-name="T96">.</text:span></text:p>
      <text:p text:style-name="P97"><text:a xlink:href="http://pt.wikipedia.org/wiki/Taxonomia_dos_seres_vivos" office:target-frame-name="_top" xlink:show="replace"><text:span text:style-name="T98">http://pt.wikipedia.org/wiki/Taxonomia_dos_seres_vivos</text:span></text:a><text:span text:style-name="T99">.</text:span></text:p>
      <text:p text:style-name="P100"/>
      <text:p text:style-name="P101"><text:bookmark-start text:name="_Toc304568161"/><text:span text:style-name="T102">Reino -</text:span><text:bookmark-end text:name="_Toc304568161"/><text:span text:style-name="T103"><text:s/>O Reino é a categoria superior da </text:span><text:a office:title="Classificação científica" xlink:href="http://pt.wikipedia.org/wiki/Classifica%C3%A7%C3%A3o_cient%C3%ADfica" office:target-frame-name="_top" xlink:show="replace"><text:span text:style-name="T104">classificação científica</text:span></text:a><text:span text:style-name="T105"> dos </text:span><text:a office:title="Organismo" xlink:href="http://pt.wikipedia.org/wiki/Organismo" office:target-frame-name="_top" xlink:show="replace"><text:span text:style-name="T106">organismos</text:span></text:a><text:span text:style-name="T107"> </text:span><text:span text:style-name="T108">introduzida<text:s/></text:span><text:span text:style-name="T109">por </text:span><text:a office:title="Linnaeus" xlink:href="http://pt.wikipedia.org/wiki/Linnaeus" office:target-frame-name="_top" xlink:show="replace"><text:span text:style-name="T110">Linnaeus</text:span></text:a><text:span text:style-name="T111"> no</text:span><text:span text:style-name="T112"><text:s/></text:span><text:a office:title="Século XVIII" xlink:href="http://pt.wikipedia.org/wiki/S%C3%A9culo_XVIII" office:target-frame-name="_top" xlink:show="replace"><text:span text:style-name="T113">século XVIII</text:span></text:a><text:span text:style-name="T114">. Estudos recentes (Cavalier-Smith 1998, 2004) aceitam o sistema de seis reinos (</text:span><text:a office:title="Monera" xlink:href="http://pt.wikipedia.org/wiki/Monera" office:target-frame-name="_top" xlink:show="replace"><text:span text:style-name="T115">Monera</text:span></text:a><text:span text:style-name="T116">, </text:span><text:a office:title="Protista" xlink:href="http://pt.wikipedia.org/wiki/Protista" office:target-frame-name="_top" xlink:show="replace"><text:span text:style-name="T117">Protista</text:span></text:a><text:span text:style-name="T118">, </text:span><text:a office:title="Animalia" xlink:href="http://pt.wikipedia.org/wiki/Animalia" office:target-frame-name="_top" xlink:show="replace"><text:span text:style-name="T119">Animalia</text:span></text:a><text:span text:style-name="T120">, </text:span><text:a office:title="Fungi" xlink:href="http://pt.wikipedia.org/wiki/Fungi" office:target-frame-name="_top" xlink:show="replace"><text:span text:style-name="T121">Fungi</text:span></text:a><text:span text:style-name="T122">,</text:span><text:a office:title="Plantae" xlink:href="http://pt.wikipedia.org/wiki/Plantae" office:target-frame-name="_top" xlink:show="replace"><text:span text:style-name="T123">Plantae</text:span></text:a><text:span text:style-name="T124"> e </text:span><text:a office:title="Chromista" xlink:href="http://pt.wikipedia.org/wiki/Chromista" office:target-frame-name="_top" xlink:show="replace"><text:span text:style-name="T125">Chromista</text:span></text:a><text:span text:style-name="T126">).</text:span></text:p>
      <text:p text:style-name="P127"><text:a xlink:href="http://pt.wikipedia.org/wiki/Taxonomia_dos_seres_vivos#Nomenclatura_binomial" office:target-frame-name="_top" xlink:show="replace"><text:span text:style-name="T128">http://pt.wikipedia.org/wiki/Taxonomia_dos_seres_vivos#Nomenclatura_binomial</text:span></text:a></text:p>
      <text:p text:style-name="P129"/>
      <text:p text:style-name="P130"><text:bookmark-start text:name="_Toc304568162"/><text:span text:style-name="T131">Filo</text:span><text:span text:style-name="T132"><text:s/>-</text:span><text:bookmark-end text:name="_Toc304568162"/><text:span text:style-name="T133"><text:s/>Os filos são os agrupamentos mais elevados geralmente aceites em cada um dos </text:span><text:a office:title="Reino (biologia)" xlink:href="http://pt.wikipedia.org/wiki/Reino_(biologia)" office:target-frame-name="_top" xlink:show="replace"><text:span text:style-name="T134">Reinos</text:span></text:a><text:span text:style-name="T135"> em que os seres vivos foram divididos tendo em conta os seus traços evolutivos e a sua estrutura e ancestralidade.</text:span></text:p>
      <text:p text:style-name="P136"><text:a xlink:href="http://pt.wikipedia.org/wiki/Filo" office:target-frame-name="_top" xlink:show="replace"><text:span text:style-name="T137">http://pt.wikipedia.org/wiki/Filo</text:span></text:a></text:p>
      <text:p text:style-name="P138"/>
      <text:p text:style-name="P139"><text:bookmark-start text:name="_Toc304568163"/><text:span text:style-name="T140">Classe</text:span><text:span text:style-name="T141"><text:s/>-</text:span><text:bookmark-end text:name="_Toc304568163"/><text:span text:style-name="T142"><text:s/>É uma categoria utilizada na </text:span><text:a office:title="Classificação científica" xlink:href="http://pt.wikipedia.org/wiki/Classifica%C3%A7%C3%A3o_cient%C3%ADfica" office:target-frame-name="_top" xlink:show="replace"><text:span text:style-name="T143">classificação científica</text:span></text:a><text:span text:style-name="T144"> dos </text:span><text:a office:title="Ser vivo" xlink:href="http://pt.wikipedia.org/wiki/Ser_vivo" office:target-frame-name="_top" xlink:show="replace"><text:span text:style-name="T145">seres vivos</text:span></text:a><text:span text:style-name="T146">, Abaixo de Filo.</text:span></text:p>
      <text:p text:style-name="P147"/>
      <text:p text:style-name="P148"><text:bookmark-start text:name="_Toc304568164"/><text:span text:style-name="T149">Sub-Classe</text:span><text:span text:style-name="T150"><text:s/>-</text:span><text:bookmark-end text:name="_Toc304568164"/><text:span text:style-name="T151"><text:s/></text:span><text:span text:style-name="T152">Quando necessário, uma classe pode ser dividida em subclasses, agrupando organismos que apresentem um grau de diferenciação que mereça ser destacado.</text:span></text:p>
      <text:p text:style-name="P153"><text:a xlink:href="http://pt.wikipedia.org/wiki/Classe_(biologia)" office:target-frame-name="_top" xlink:show="replace"><text:span text:style-name="T154">http://pt.wikipedia.org/wiki/Classe_(biologia)</text:span></text:a></text:p>
      <text:p text:style-name="P155"/>
      <text:p text:style-name="P156"/>
      <text:p text:style-name="P157"><text:bookmark-start text:name="_Toc304568165"/><text:span text:style-name="T158">Ordem</text:span><text:span text:style-name="T159"><text:s/></text:span><text:span text:style-name="T160">-</text:span><text:bookmark-end text:name="_Toc304568165"/><text:span text:style-name="T161"><text:s/></text:span><text:span text:style-name="T162">As ordens tendem a agrupar organismos que apresentam uma ancestralidade comum de que resulta um elevado grau de semelhança genômica. Abaixo de Classe.</text:span></text:p>
      <text:p text:style-name="P163"><text:a xlink:href="http://pt.wikipedia.org/wiki/Ordem_(biologia)" office:target-frame-name="_top" xlink:show="replace"><text:span text:style-name="T164">http://pt.wikipedia.org/wiki/Ordem_(biologia)</text:span></text:a></text:p>
      <text:p text:style-name="P165"/>
      <text:p text:style-name="P166"><text:bookmark-start text:name="_Toc304568166"/><text:span text:style-name="T167">Sub-Ordem</text:span><text:span text:style-name="T168"><text:s/>-</text:span><text:bookmark-end text:name="_Toc304568166"/><text:span text:style-name="T169"><text:s/>Quando necessário, uma Ordem pode ser dividida em subordens, agrupando organismos que apresentem um grau de diferenciação que mereça ser destacado.</text:span></text:p>
      <text:p text:style-name="P170"/>
      <text:p text:style-name="P171"><text:bookmark-start text:name="_Toc304568167"/><text:span text:style-name="T172">Família</text:span><text:span text:style-name="T173"><text:s/></text:span><text:span text:style-name="T174">-</text:span><text:bookmark-end text:name="_Toc304568167"/><text:span text:style-name="T175"><text:s/></text:span><text:span text:style-name="T176">Para a </text:span><text:a office:title="Botânica" xlink:href="http://pt.wikipedia.org/wiki/Bot%C3%A2nica" office:target-frame-name="_top" xlink:show="replace"><text:span text:style-name="T177">botânica</text:span></text:a><text:span text:style-name="T178"> é a categoria de maior importância. Quando está interessado em classificar um material botânico procura-se conhecer a sua família. Abaixo de Ordem.</text:span></text:p>
      <text:p text:style-name="P179"><text:a xlink:href="http://pt.wikipedia.org/wiki/Fam%C3%ADlia_(biologia)" office:target-frame-name="_top" xlink:show="replace"><text:span text:style-name="T180">http://pt.wikipedia.org/wiki/Fam%C3%ADlia_(biologia)</text:span></text:a></text:p>
      <text:p text:style-name="P181"/>
      <text:p text:style-name="P182"><text:bookmark-start text:name="_Toc304568168"/><text:span text:style-name="T183">Sub-Família</text:span><text:span text:style-name="T184"><text:s/></text:span><text:span text:style-name="T185">-</text:span><text:bookmark-end text:name="_Toc304568168"/><text:span text:style-name="T186"><text:s/></text:span><text:span text:style-name="T187">Quando necessário, uma Família pode ser dividida em subfamílias, agrupando organismos que apresentem um grau de diferenciação que mereça ser destacado.</text:span></text:p>
      <text:p text:style-name="P188"/>
      <text:p text:style-name="P189"><text:bookmark-start text:name="_Toc304568169"/><text:span text:style-name="T190">Gênero</text:span><text:span text:style-name="T191"><text:s/>-</text:span><text:bookmark-end text:name="_Toc304568169"/><text:span text:style-name="T192"><text:s/></text:span><text:span text:style-name="T193">Utilizada na </text:span><text:a office:title="Classificação científica" xlink:href="http://pt.wikipedia.org/wiki/Classifica%C3%A7%C3%A3o_cient%C3%ADfica" office:target-frame-name="_top" xlink:show="replace"><text:span text:style-name="T194">classificação científica</text:span></text:a><text:span text:style-name="T195"> e agrupamento de </text:span><text:a office:title="Organismo" xlink:href="http://pt.wikipedia.org/wiki/Organismo" office:target-frame-name="_top" xlink:show="replace"><text:span text:style-name="T196">organismos</text:span></text:a><text:a office:title="Vivos" xlink:href="http://pt.wikipedia.org/wiki/Vivos" office:target-frame-name="_top" xlink:show="replace"><text:span text:style-name="T197">vivos</text:span></text:a><text:span text:style-name="T198">/</text:span><text:a office:title="Fósseis" xlink:href="http://pt.wikipedia.org/wiki/F%C3%B3sseis" office:target-frame-name="_top" xlink:show="replace"><text:span text:style-name="T199">fósseis</text:span></text:a><text:span text:style-name="T200"> para agrupar um conjunto de </text:span><text:a office:title="Espécie" xlink:href="http://pt.wikipedia.org/wiki/Esp%C3%A9cie" office:target-frame-name="_top" xlink:show="replace"><text:span text:style-name="T201">espécies</text:span></text:a><text:span text:style-name="T202"> que partilham um conjunto muito alargado de características </text:span><text:a office:title="Morfologia (biologia)" xlink:href="http://pt.wikipedia.org/wiki/Morfologia_(biologia)" office:target-frame-name="_top" xlink:show="replace"><text:span text:style-name="T203">morfológicas</text:span></text:a><text:span text:style-name="T204"> e funcionais, um </text:span><text:a office:title="Genoma" xlink:href="http://pt.wikipedia.org/wiki/Genoma" office:target-frame-name="_top" xlink:show="replace"><text:span text:style-name="T205">genoma</text:span></text:a><text:span text:style-name="T206"> com elevadíssimo grau de comunalidade e uma proximidade </text:span><text:a office:title="Filogenia" xlink:href="http://pt.wikipedia.org/wiki/Filogenia" office:target-frame-name="_top" xlink:show="replace"><text:span text:style-name="T207">filogenética</text:span></text:a><text:span text:style-name="T208"> muito grande, reflectida pela existência de ancestrais comuns muito próximos.</text:span></text:p>
      <text:p text:style-name="P209"><text:span text:style-name="T210">Cada género é constituído em torno de uma </text:span><text:a office:title="Espécie-tipo" xlink:href="http://pt.wikipedia.org/wiki/Esp%C3%A9cie-tipo" office:target-frame-name="_top" xlink:show="replace"><text:span text:style-name="T211">espécie-tipo</text:span></text:a><text:span text:style-name="T212">, por sua vez associada permanentemente a um </text:span><text:a office:title="Espécime-tipo" xlink:href="http://pt.wikipedia.org/wiki/Esp%C3%A9cime-tipo" office:target-frame-name="_top" xlink:show="replace"><text:span text:style-name="T213">espécime-tipo</text:span></text:a><text:span text:style-name="T214"> devidamente preservado e descrito, a partir do qual se avalia a proximidade ou diferenciação de cada uma das espécies que são incluídas no taxon.</text:span><text:span text:style-name="T215"><text:s/>Abaixo de Família.</text:span></text:p>
      <text:p text:style-name="P216"><text:a xlink:href="http://pt.wikipedia.org/wiki/G%C3%AAnero_(biologia)" office:target-frame-name="_top" xlink:show="replace"><text:span text:style-name="T217">http://pt.wikipedia.org/wiki/G%C3%AAnero_(biologia)</text:span></text:a></text:p>
      <text:p text:style-name="P218"/>
      <text:p text:style-name="P219"><text:bookmark-start text:name="_Toc304568170"/><text:span text:style-name="T220">Espécie<text:s/></text:span><text:span text:style-name="T221">-</text:span><text:bookmark-end text:name="_Toc304568170"/><text:span text:style-name="T222"><text:s/>No sistema de </text:span><text:a office:title="Nomenclatura binomial" xlink:href="http://pt.wikipedia.org/wiki/Nomenclatura_binomial" office:target-frame-name="_top" xlink:show="replace"><text:span text:style-name="T223">nomenclatura binomial</text:span></text:a><text:span text:style-name="T224"> utilizado na Biologia, o nome de um organismo é composto por duas partes: o seu género (escrito sempre com maiúscula), e o modificador </text:span><text:a office:title="Espécie" xlink:href="http://pt.wikipedia.org/wiki/Esp%C3%A9cie" office:target-frame-name="_top" xlink:show="replace"><text:span text:style-name="T225">específico</text:span></text:a><text:span text:style-name="T226"> (também conhecido como o epíteto específico). Por exemplo, Homo sapiens sapiens é o nome da </text:span><text:a office:title="Humano" xlink:href="http://pt.wikipedia.org/wiki/Humano" office:target-frame-name="_top" xlink:show="replace"><text:span text:style-name="T227">espécie humana</text:span></text:a><text:span text:style-name="T228"> (latim para homem sábio sábio), a qual pertence ao género </text:span><text:a office:title="Homo" xlink:href="http://pt.wikipedia.org/wiki/Homo" office:target-frame-name="_top" xlink:show="replace"><text:span text:style-name="T229">Homo</text:span></text:a><text:span text:style-name="T230">. Gênero + Epíteto específico = Nome da espécie.</text:span></text:p>
      <text:p text:style-name="P231"><text:a xlink:href="http://pt.wikipedia.org/wiki/G%C3%AAnero_(biologia)" office:target-frame-name="_top" xlink:show="replace"><text:span text:style-name="T232">http://pt.wikipedia.org/wiki/G%C3%AAnero_(biologia)</text:span></text:a></text:p>
      <text:p text:style-name="P233"/>
      <text:p text:style-name="P234"><text:bookmark-start text:name="_Toc304568171"/><text:span text:style-name="T235">Epíteto Específico<text:s/></text:span><text:span text:style-name="T236">–</text:span><text:bookmark-end text:name="_Toc304568171"/><text:span text:style-name="T237"><text:s/></text:span><text:span text:style-name="T238">Quando queremos nos referir a uma determinada espécie daquele gênero, acrescentamos logo após o nome do gênero, o epíteto específico.</text:span></text:p>
      <text:p text:style-name="P239"><text:a xlink:href="http://www.biologados.com.br/botanica/taxonomia_vegetal/nome_cientifico.htm" office:target-frame-name="_top" xlink:show="replace"><text:span text:style-name="T240">http://www.biologados.com.br/botanica/taxonomia_vegetal/nome_cientifico.htm</text:span></text:a></text:p>
      <text:p text:style-name="P241"/>
      <text:p text:style-name="P242"><text:bookmark-start text:name="_Toc304568172"/><text:span text:style-name="T243">Determinador -</text:span><text:bookmark-end text:name="_Toc304568172"/><text:span text:style-name="T244"><text:s/>*Nome do pesquisador especializado que determinou a taxonomia do espécime.</text:span></text:p>
      <text:p text:style-name="P245"/>
      <text:p text:style-name="P246"><text:bookmark-start text:name="_Toc304568173"/><text:span text:style-name="T247">Tipo de Material -</text:span><text:bookmark-end text:name="_Toc304568173"/><text:span text:style-name="T248"><text:s/>*Qual foi o referencial usado para definir a taxonomia desse espécime. Geralmente algum livro com a ilustração feita pelo primeiro pesquisador a descobrir o espécime, ou uma literatura secu</text:span><text:span text:style-name="T249">ndária que se baseia na origina</text:span><text:span text:style-name="T250">. Assume valores como<text:s/></text:span><text:span text:style-name="T251">:</text:span></text:p>
      <text:list text:style-name="LFO2" text:continue-numbering="true">
        <text:list-item>
          <text:p text:style-name="P252"><text:a office:title="Holótipo" xlink:href="http://pt.wikipedia.org/wiki/Hol%C3%B3tipo" office:target-frame-name="_top" xlink:show="replace"><text:span text:style-name="T253">Holótipo</text:span></text:a><text:span text:style-name="T254"> </text:span><text:span text:style-name="T255">do nome de uma espécie é o</text:span><text:span text:style-name="T256"> </text:span><text:a office:title="Espécime" xlink:href="http://pt.wikipedia.org/wiki/Esp%C3%A9cime" office:target-frame-name="_top" xlink:show="replace"><text:span text:style-name="T257">espécime</text:span></text:a><text:span text:style-name="T258"> </text:span><text:span text:style-name="T259">ou ilustração que o autor designou no momento da descrição dessa espécie. Enquanto o holótipo existir, ele é que fixa o nome da espécie.</text:span></text:p>
        </text:list-item>
        <text:list-item>
          <text:p text:style-name="P260"><text:span text:style-name="T261">Lectótipo</text:span><text:span text:style-name="T262"> </text:span><text:span text:style-name="T263">é um espécime ou ilustração designado posteriormente à publicação original, quando seu autor não designou o holótipo, comprovado tratar-se de parte do material original utilizado pelo autor da publicação, mesmo que por ele não tenha sido visto.</text:span></text:p>
        </text:list-item>
        <text:list-item>
          <text:p text:style-name="P264"><text:span text:style-name="T265">Isótipo</text:span><text:span text:style-name="T266"> </text:span><text:span text:style-name="T267">é sempre um espécime duplicado do material do hotótipo.</text:span></text:p>
        </text:list-item>
        <text:list-item>
          <text:p text:style-name="P268"><text:span text:style-name="T269">Síntipo</text:span><text:span text:style-name="T270"> </text:span><text:span text:style-name="T271">é sempre um dos espécimes citados na descrição quando um espécime em particular não foi designado como holótipo.</text:span></text:p>
        </text:list-item>
        <text:list-item>
          <text:p text:style-name="P272"><text:a office:title="Parátipo" xlink:href="http://pt.wikipedia.org/wiki/Par%C3%A1tipo" office:target-frame-name="_top" xlink:show="replace"><text:span text:style-name="T273">Parátipo</text:span></text:a><text:span text:style-name="T274"> </text:span><text:span text:style-name="T275">é um espécime citado na descrição desde que este não seja o holótipo, um síntipo ou um isótipo.</text:span></text:p>
        </text:list-item>
        <text:list-item>
          <text:p text:style-name="P276"><text:span text:style-name="T277">Neótipo</text:span><text:span text:style-name="T278"> </text:span><text:span text:style-name="T279">é um espécime ou ilustração selecionado para servir de tipo quando o holótipo encontra-se desaparecido.</text:span></text:p>
        </text:list-item>
        <text:list-item>
          <text:p text:style-name="P280"><text:span text:style-name="T281">Epítipo</text:span><text:span text:style-name="T282"> </text:span><text:span text:style-name="T283">é um espécime ou ilustração selecionado para servir de tipo quando nenhum dos tipos designados anteriormente servir para identificar o nome da espécie, geralmente devido à ambiguidade do material.</text:span></text:p>
        </text:list-item>
      </text:list>
      <text:p text:style-name="P284"><text:a xlink:href="http://pt.wikipedia.org/wiki/Tipo_nomenclatural" office:target-frame-name="_top" xlink:show="replace"><text:span text:style-name="T285">http://pt.wikipedia.org/wiki/Tipo_nomenclatural</text:span></text:a><text:span text:style-name="T286"><text:s/></text:span></text:p>
      <text:p text:style-name="P287"/>
      <text:p text:style-name="P288"><text:bookmark-start text:name="_Toc304568174"/><text:span text:style-name="T289">Autor</text:span><text:bookmark-end text:name="_Toc304568174"/><text:span text:style-name="T290"><text:s/></text:span><text:span text:style-name="T291">-</text:span><text:span text:style-name="T292"><text:s/></text:span><text:span text:style-name="T293">Nome do autor que primeiro publicou uma descrição válida da entidade taxonômica. Estes nomes de autor são em geral abreviados, seguindo um padrão de abreviatura fixado por critérios de tradição ou de história</text:span></text:p>
      <text:p text:style-name="P294"><text:a xlink:href="http://pt.wikipedia.org/wiki/Classifica%C3%A7%C3%A3o_cient%C3%ADfica#Cita.C3.A7.C3.B5es_de_autor" office:target-frame-name="_top" xlink:show="replace"><text:span text:style-name="T295">http://pt.wikipedia.org/wiki/Classifica%C3%A7%C3%A3o_cient%C3%ADfica#Cita.C3.A7.C3.B5es_de_autor</text:span></text:a></text:p>
      <text:p text:style-name="P296"/>
      <text:h text:style-name="P297" text:outline-level="1"><text:bookmark-start text:name="_Toc304568175"/>Manter Tabelas Básicas<text:s/>–<text:s/>Coleta<text:bookmark-end text:name="_Toc304568175"/></text:h>
      <text:p text:style-name="P298"/>
      <text:p text:style-name="P299"><text:bookmark-start text:name="_Toc304568176"/><text:span text:style-name="T300">Coletores -</text:span><text:bookmark-end text:name="_Toc304568176"/><text:span text:style-name="T301"><text:s/>* Nome dos pesquisadores que coletaram o espécime.</text:span></text:p>
      <text:p text:style-name="P302"/>
      <text:p text:style-name="P303"><text:bookmark-start text:name="_Toc304568177"/><text:span text:style-name="T304">Método -</text:span><text:bookmark-end text:name="_Toc304568177"/><text:span text:style-name="T305"><text:s/>* Como esse espécime foi pego – Com uma isca, ou uma pinça. “Assume valores como “busca ativa”, “isca”, “parcela”</text:span><text:span text:style-name="T306">, “armadilha de solo”</text:span><text:span text:style-name="T307"><text:s/>e etc.</text:span></text:p>
      <text:p text:style-name="P308"/>
      <text:p text:style-name="P309"><text:bookmark-start text:name="_Toc304568178"/><text:soft-page-break/><text:span text:style-name="T310">Tipo de Montagem -</text:span><text:bookmark-end text:name="_Toc304568178"/><text:span text:style-name="T311"><text:s/>*Onde o espécime está armazenado. Ex: exsicata, que é uma cartolina com a planta prensada e uma etiqueta com informações básicas sobre o espécime.</text:span></text:p>
      <text:p text:style-name="P312">Endereço Físico</text:p>
      <text:p text:style-name="P313"/>
      <text:p text:style-name="P314"><text:bookmark-start text:name="_Toc304568179"/><text:span text:style-name="T315">Fenologia -</text:span><text:bookmark-end text:name="_Toc304568179"/><text:span text:style-name="T316"><text:s/>* São fenômenos periódicos que acontecem com certos espécimes. Ex: Floração (estado em que a planta se encontrava durante a coleta).</text:span></text:p>
      <text:p text:style-name="P317"/>
      <text:p text:style-name="P318"><text:bookmark-start text:name="_Toc304568180"/><text:span text:style-name="T319">Estágio do Desenvolvimento<text:s/></text:span><text:span text:style-name="T320">–</text:span><text:bookmark-end text:name="_Toc304568180"/><text:span text:style-name="T321"><text:s/>Período</text:span><text:span text:style-name="T322"><text:s/>ou estágio de desenvolvimento em que um espécime se encontra. Ex:<text:s/></text:span></text:p>
      <text:p text:style-name="P323"><text:span text:style-name="T324">Mosca:<text:s/></text:span><text:span text:style-name="T325">fase larval, fase de pupa e estágio adulto.</text:span></text:p>
      <text:p text:style-name="P326"><text:a xlink:href="http://www.vivaterra.org.br/insetos_3.htm" office:target-frame-name="_top" xlink:show="replace"><text:span text:style-name="T327">http://www.vivaterra.org.br/insetos_3.htm</text:span></text:a></text:p>
      <text:p text:style-name="P328"/>
      <text:h text:style-name="P329" text:outline-level="1"><text:bookmark-start text:name="_Toc304568181"/>Manter Tabelas Básicas – Geografia<text:bookmark-end text:name="_Toc304568181"/></text:h>
      <text:p text:style-name="P330"/>
      <text:p text:style-name="P331"><text:bookmark-start text:name="_Toc304568182"/><text:span text:style-name="T332">Datum -</text:span><text:bookmark-end text:name="_Toc304568182"/><text:span text:style-name="T333"><text:s/>O parâmetro utilizado para definir a coordenada geográfica. As coordenadas de Latitude e Longitude podem mudar dependendo da referência adotada. Ex: WGS-84 (Adotado pelo GPS), SAD-69 (Adotado no Brasil)</text:span></text:p>
      <text:p text:style-name="P334"><text:a xlink:href="http://pt.wikipedia.org/wiki/Datum" office:target-frame-name="_top" xlink:show="replace"><text:span text:style-name="T335">http://pt.wikipedia.org/wiki/Datum</text:span></text:a></text:p>
      <text:p text:style-name="P336"/>
      <text:p text:style-name="P337"><text:bookmark-start text:name="_Toc304568183"/><text:span text:style-name="T338">Massa de D’Água –</text:span><text:bookmark-end text:name="_Toc304568183"/><text:span text:style-name="T339"><text:s/>Onde o espécime foi coletado. Geralmente para espécimes aquáticos. Assume valores como “Oceano”, “Mar”, “Rio”, “Riacho”, “Lagoa” e etc.</text:span></text:p>
      <text:p text:style-name="P340"/>
      <text:h text:style-name="P341" text:outline-level="1"><text:bookmark-start text:name="_Toc304568184"/>Informações sobre a instituição<text:bookmark-end text:name="_Toc304568184"/></text:h>
      <text:p text:style-name="P342"/>
      <text:p text:style-name="P343"><text:bookmark-start text:name="_Toc304568185"/><text:span text:style-name="Título2Char">Index Herbariorum-</text:span><text:bookmark-end text:name="_Toc304568185"/><text:span text:style-name="T344"><text:s/></text:span><text:span text:style-name="T345">O Index Herbariorum é uma entidade que congrega herbários do mundo todo. Uma vez registrado no IH, o herbário passa a ser reconhecido internacionalmente e se torna apto para abrigar </text:span><text:span text:style-name="T346">holótipos </text:span><text:span text:style-name="T347">(que é o espécime-tipo, ou exemplar testemunho de uma espécie). Mas para se obter o registro no IH, se faz necessário atender algumas exigências, tais entre elas, o herbário precisa contar com um mínimo de 5000 exemplares, entre outras.</text:span></text:p>
      <text:p text:style-name="P348"/>
      <text:p text:style-name="P349"><text:bookmark-start text:name="_Toc304568186"/><text:span text:style-name="Título2Char">BRAHMS -</text:span><text:bookmark-end text:name="_Toc304568186"/><text:span text:style-name="T350"><text:s/></text:span><text:span text:style-name="T351">BRAHMS é um sistema</text:span><text:span text:style-name="T352"><text:s/>(Software Livre)</text:span><text:span text:style-name="T353"><text:s/>de banco de dados poder</text:span><text:span text:style-name="T354">oso</text:span><text:span text:style-name="T355"><text:s/>e flexível, projetado para a gestão dos </text:span><text:span text:style-name="T356">registros<text:s/></text:span><text:span text:style-name="T357">botânicos de pesquisa<text:s/></text:span><text:span text:style-name="T358">do<text:s/></text:span><text:span text:style-name="T359">herbário, que fornece uma ampla gama de funcionalidades</text:span><text:span text:style-name="T360"><text:s/></text:span><text:span text:style-name="T361">inovadoras  para a montagem, manipulação, edição e publicação</text:span><text:span text:style-name="T362"><text:s/></text:span><text:span text:style-name="T363">de seus dados.</text:span><text:span text:style-name="T364"><text:s/></text:span><text:span text:style-name="T365">O</text:span> Projeto<text:s/>BRAHMS<text:s/><text:s/>trabalha globalmente com herbários, instituições de pesquisa e ONGs que apóiam a gestão das coleções,<text:s/>taxonômicos, estudos botânicos, análise da diversidade e<text:s/>inúmeras iniciativas de pesquisa botânica.</text:p>
      <text:p text:style-name="P366">Estima-se que o Herbário da UEG possua certa de 3mil espécimes da botânica armazenados e catalogados neste sistema.</text:p>
      <text:p text:style-name="P367"/>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Droid Sans Fallback" svg:font-family="Droid Sans Fallback" style:font-family-generic="system" style:font-pitch="variable"/>
    <style:font-face style:name="Lohit Hindi" svg:font-family="Lohit Hindi" style:font-family-generic="system"/>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BR"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3333in" fo:margin-bottom="0in"/>
      <style:text-properties style:font-name="Times New Roman" style:font-name-asian="Times New Roman" style:font-name-complex="Times New Roman" fo:font-weight="bold" style:font-weight-asian="bold" style:font-weight-complex="bold" fo:font-size="12pt" style:font-size-asian="12pt" style:font-size-complex="14pt" fo:hyphenate="false"/>
    </style:style>
    <style:style style:name="Título2" style:display-name="Título 2" style:family="paragraph" style:parent-style-name="Normal" style:next-style-name="Normal" style:default-outline-level="2">
      <style:paragraph-properties fo:keep-with-next="always" fo:keep-together="always" fo:margin-top="0.1388in" fo:margin-bottom="0in"/>
      <style:text-properties style:font-name="Times New Roman" style:font-name-asian="Times New Roman" style:font-name-complex="Times New Roman" fo:font-weight="bold" style:font-weight-asian="bold" style:font-weight-complex="bold" fo:color="#000000" fo:font-size="12pt" style:font-size-asian="12pt" style:font-size-complex="13pt" fo:hyphenate="false"/>
    </style:style>
    <style:style style:name="Normal" style:display-name="Normal" style:family="paragraph">
      <style:text-properties fo:hyphenate="false"/>
    </style:style>
    <style:style style:name="Fonteparág.padrão" style:display-name="Fonte parág. padrão" style:family="text"/>
    <style:style style:name="ParágrafodaLista" style:display-name="Parágrafo da Lista" style:family="paragraph" style:parent-style-name="Normal">
      <style:paragraph-properties fo:margin-left="0.5in">
        <style:tab-stops/>
      </style:paragraph-properties>
      <style:text-properties style:font-name="Calibri" style:font-name-asian="Calibri" style:font-name-complex="Times New Roman" fo:hyphenate="false"/>
    </style:style>
    <style:style style:name="apple-style-span" style:display-name="apple-style-span" style:family="text" style:parent-style-name="Fonteparág.padrão"/>
    <style:style style:name="apple-converted-space" style:display-name="apple-converted-space" style:family="text" style:parent-style-name="Fonteparág.padrão"/>
    <style:style style:name="Hyperlink" style:display-name="Hyperlink" style:family="text" style:parent-style-name="Fonteparág.padrão">
      <style:text-properties fo:color="#0000FF" style:text-underline-type="single" style:text-underline-style="solid" style:text-underline-width="auto" style:text-underline-mode="continuous"/>
    </style:style>
    <style:style style:name="a" style:display-name="a" style:family="text" style:parent-style-name="Fonteparág.padrão"/>
    <style:style style:name="Título1Char" style:display-name="Título 1 Char" style:family="text" style:parent-style-name="Fonteparág.padrão">
      <style:text-properties style:font-name="Times New Roman" style:font-name-asian="Times New Roman" style:font-name-complex="Times New Roman" fo:font-weight="bold" style:font-weight-asian="bold" style:font-weight-complex="bold" fo:font-size="12pt" style:font-size-asian="12pt" style:font-size-complex="14pt"/>
    </style:style>
    <style:style style:name="CabeçalhodoSumário" style:display-name="Cabeçalho do Sumário" style:family="paragraph" style:parent-style-name="Título1" style:next-style-name="Normal">
      <style:text-properties fo:hyphenate="false"/>
    </style:style>
    <style:style style:name="Textodebalão" style:display-name="Texto de balão"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TextodebalãoChar" style:display-name="Texto de balão Char" style:family="text" style:parent-style-name="Fonteparág.padrão">
      <style:text-properties style:font-name="Tahoma" style:font-name-complex="Tahoma" fo:font-size="8pt" style:font-size-asian="8pt" style:font-size-complex="8pt"/>
    </style:style>
    <style:style style:name="Título" style:display-name="Título"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style:font-name-complex="Times New Roman" fo:color="#17365D" fo:letter-spacing="0.0034in" style:letter-kerning="true" fo:font-size="26pt" style:font-size-asian="26pt" style:font-size-complex="26pt" fo:hyphenate="false"/>
    </style:style>
    <style:style style:name="TítuloChar" style:display-name="Título Char" style:family="text" style:parent-style-name="Fonteparág.padrão">
      <style:text-properties style:font-name="Cambria" style:font-name-asian="Times New Roman" style:font-name-complex="Times New Roman" fo:color="#17365D" fo:letter-spacing="0.0034in" style:letter-kerning="true" fo:font-size="26pt" style:font-size-asian="26pt" style:font-size-complex="26pt"/>
    </style:style>
    <style:style style:name="Sumário1" style:display-name="Sumário 1" style:family="paragraph" style:parent-style-name="Normal" style:next-style-name="Normal" style:auto-update="true">
      <style:paragraph-properties fo:margin-bottom="0.0694in"/>
      <style:text-properties fo:hyphenate="false"/>
    </style:style>
    <style:style style:name="Título2Char" style:display-name="Título 2 Char" style:family="text" style:parent-style-name="Fonteparág.padrão">
      <style:text-properties style:font-name="Times New Roman" style:font-name-asian="Times New Roman" style:font-name-complex="Times New Roman" fo:font-weight="bold" style:font-weight-asian="bold" style:font-weight-complex="bold" fo:color="#000000" fo:font-size="12pt" style:font-size-asian="12pt" style:font-size-complex="13pt"/>
    </style:style>
    <style:style style:name="Sumário2" style:display-name="Sumário 2" style:family="paragraph" style:parent-style-name="Normal" style:next-style-name="Normal" style:auto-update="true">
      <style:paragraph-properties fo:margin-bottom="0.0694in" fo:margin-left="0.1527in">
        <style:tab-stops/>
      </style:paragraph-properties>
      <style:text-properties fo:hyphenate="false"/>
    </style:style>
    <style:style style:name="Sumário3" style:display-name="Sumário 3" style:family="paragraph" style:parent-style-name="Normal" style:next-style-name="Normal" style:auto-update="true">
      <style:paragraph-properties fo:margin-bottom="0.0694in" fo:margin-left="0.3055in">
        <style:tab-stops/>
      </style:paragraph-properties>
      <style:text-properties style:font-name-asian="Times New Roman" fo:hyphenate="false"/>
    </style:style>
    <style:style style:name="Standard" style:display-name="Standard" style:family="paragraph">
      <style:paragraph-properties fo:widows="0" fo:orphans="0" style:vertical-align="baseline" fo:margin-bottom="0in" fo:line-height="100%"/>
      <style:text-properties style:font-name="Times New Roman" style:font-name-asian="Droid Sans Fallback" style:font-name-complex="Lohit Hindi" style:letter-kerning="true" fo:font-size="12pt" style:font-size-asian="12pt" style:font-size-complex="12pt" style:language-asian="zh" style:country-asian="CN" style:language-complex="hi" style:country-complex="IN" fo:hyphenate="false"/>
    </style:style>
    <style:style style:name="hps" style:display-name="hps" style:family="text" style:parent-style-name="Fonteparág.padrão"/>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style style:name="WW_CharLFO1LVL3" style:family="text">
      <style:text-properties fo:font-weight="bold" style:font-weight-asian="bold"/>
    </style:style>
    <style:style style:name="WW_CharLFO2LVL1" style:family="text">
      <style:text-properties style:font-name="Wingdings" fo:font-size="10pt" style:font-size-asian="10pt"/>
    </style:style>
    <style:style style:name="WW_CharLFO2LVL2" style:family="text">
      <style:text-properties style:font-name="Wingdings"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format="1">
        <style:list-level-properties text:space-before="0in" text:min-label-width="0.25in"/>
      </text:list-level-style-number>
      <text:list-level-style-number text:level="2" style:num-format="1" text:display-levels="2">
        <style:list-level-properties text:space-before="0.5in" text:min-label-width="0.25in"/>
      </text:list-level-style-number>
      <text:list-level-style-number text:level="3" text:style-name="WW_CharLFO1LVL3" style:num-format="1" text:display-levels="3">
        <style:list-level-properties text:space-before="1in" text:min-label-width="0.5in"/>
      </text:list-level-style-number>
      <text:list-level-style-number text:level="4" style:num-format="1" text:display-levels="4">
        <style:list-level-properties text:space-before="1.5in" text:min-label-width="0.5in"/>
      </text:list-level-style-number>
      <text:list-level-style-number text:level="5" style:num-format="1" text:display-levels="5">
        <style:list-level-properties text:space-before="2in" text:min-label-width="0.75in"/>
      </text:list-level-style-number>
      <text:list-level-style-number text:level="6" style:num-format="1" text:display-levels="6">
        <style:list-level-properties text:space-before="2.5in" text:min-label-width="0.75in"/>
      </text:list-level-style-number>
      <text:list-level-style-number text:level="7" style:num-format="1" text:display-levels="7">
        <style:list-level-properties text:space-before="3in" text:min-label-width="1in"/>
      </text:list-level-style-number>
      <text:list-level-style-number text:level="8" style:num-format="1" text:display-levels="8">
        <style:list-level-properties text:space-before="3.5in" text:min-label-width="1in"/>
      </text:list-level-style-number>
      <text:list-level-style-number text:level="9" style:num-format="1" text:display-levels="9">
        <style:list-level-properties text:space-before="4in" text:min-label-width="1.25in"/>
      </text:list-level-style-number>
    </text:list-style>
    <text:list-style style:name="LFO2">
      <text:list-level-style-bullet text:level="1" text:style-name="WW_CharLFO2LVL1" text:bullet-char="">
        <style:list-level-properties text:space-before="0.25in" text:min-label-width="0.25in"/>
        <style:text-properties style:font-name="Wingdings"/>
      </text:list-level-style-bullet>
      <text:list-level-style-bullet text:level="2" text:style-name="WW_CharLFO2LVL2" text:bullet-char="">
        <style:list-level-properties text:space-before="0.75in" text:min-label-width="0.25in"/>
        <style:text-properties style:font-name="Wingdings"/>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
    <dc:description/>
    <dc:subject/>
    <meta:initial-creator>Cally</meta:initial-creator>
    <dc:creator>Cally</dc:creator>
    <meta:creation-date>2011-09-23T22:08:00Z</meta:creation-date>
    <dc:date>2011-09-23T22:10:00Z</dc:date>
    <meta:template xlink:href="Normal" xlink:type="simple"/>
    <meta:editing-cycles>3</meta:editing-cycles>
    <meta:editing-duration>PT180S</meta:editing-duration>
    <meta:document-statistic meta:page-count="4" meta:paragraph-count="28" meta:word-count="2263" meta:character-count="14458" meta:row-count="101" meta:non-whitespace-character-count="12223"/>
  </office:meta>
</office:document-meta>
</file>